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72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108"/>
    <style:style style:name="ce3" style:family="table-cell" style:parent-style-name="Excel_20_Built-in_20_Normal" style:data-style-name="N10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0"/>
    <style:style style:name="ce5" style:family="table-cell" style:parent-style-name="Excel_20_Built-in_20_Normal" style:data-style-name="N0">
      <style:table-cell-properties fo:background-color="#ffff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51">
            <text:p>0,151</text:p>
          </table:table-cell>
          <table:table-cell/>
          <table:table-cell table:formula="of:=POWER(COS([.B2]/[.A2]*PI());2)" office:value-type="float" office:value="0.975203613594574">
            <text:p>0,9752036136</text:p>
          </table:table-cell>
          <table:table-cell table:number-columns-repeated="1020"/>
        </table:table-row>
        <table:table-row table:style-name="ro2">
          <table:table-cell table:formula="of:=1-POWER(COS([.B2]/[.A2]*PI());2)" office:value-type="float" office:value="0.0247963864054257">
            <text:p>0,0247963864</text:p>
          </table:table-cell>
          <table:table-cell table:number-columns-repeated="1023"/>
        </table:table-row>
        <table:table-row table:style-name="ro2">
          <table:table-cell table:formula="of:=0.5*EXP([.B2])+0.312*EXP([.A2])" office:value-type="float" office:value="6.84818584907546">
            <text:p>6,8481858491</text:p>
          </table:table-cell>
          <table:table-cell table:number-columns-repeated="1023"/>
        </table:table-row>
        <table:table-row table:style-name="ro2">
          <table:table-cell office:value-type="string">
            <text:p>ответ</text:p>
          </table:table-cell>
          <table:table-cell table:number-columns-repeated="1023"/>
        </table:table-row>
        <table:table-row table:style-name="ro2">
          <table:table-cell table:formula="of:=[.A3]/[.A4]" office:value-type="float" office:value="0.00362086937356896">
            <text:p>0,0036208694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2" table:formula="of:=-0.5*PI()" office:value-type="float" office:value="-1.5707963267949">
            <text:p>-1,571</text:p>
          </table:table-cell>
          <table:table-cell table:style-name="ce2" table:formula="of:=0.5*PI()" office:value-type="float" office:value="1.5707963267949">
            <text:p>1,571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office:value-type="string">
            <text:p>t</text:p>
          </table:table-cell>
          <table:table-cell table:style-name="ce3" office:value-type="string">
            <text:p>f(t)</text:p>
          </table:table-cell>
          <table:table-cell table:style-name="ce1" office:value-type="string">
            <text:p>dt</text:p>
          </table:table-cell>
          <table:table-cell table:style-name="ce1">
            <draw:frame table:end-cell-address="Лист2.K22" table:end-x="0.704cm" table:end-y="0.226cm" draw:z-index="0" draw:style-name="gr1" draw:text-style-name="P1" svg:width="12.1cm" svg:height="9.162cm" svg:x="0.511cm" svg:y="0.446cm">
              <draw:object draw:notify-on-update-of-ranges="Лист2.B4:Лист2.B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3"/>
        </table:table-row>
        <table:table-row table:style-name="ro2">
          <table:table-cell table:style-name="ce3" table:formula="of:=[.A2]" office:value-type="float" office:value="-1.5707963267949">
            <text:p>-1,571</text:p>
          </table:table-cell>
          <table:table-cell table:style-name="ce3" table:formula="of:=IF([.A4]&lt;=0;SIN([.A4]);-1*POWER(SIN([.A4]);2))" office:value-type="float" office:value="-1">
            <text:p>-1,000</text:p>
          </table:table-cell>
          <table:table-cell table:style-name="ce2" table:formula="of:=([.B2]-[.A2])/([.C2]-1)" office:value-type="float" office:value="0.0628318530717959">
            <text:p>0,063</text:p>
          </table:table-cell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]+[.$C$4]" office:value-type="float" office:value="-1.5079644737231">
            <text:p>-1,508</text:p>
          </table:table-cell>
          <table:table-cell table:style-name="ce3" table:formula="of:=IF([.A5]&lt;=0;SIN([.A5]);-1*POWER(SIN([.A5]);2))" office:value-type="float" office:value="-0.998026728428271">
            <text:p>-0,998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5]+[.$C$4]" office:value-type="float" office:value="-1.4451326206513">
            <text:p>-1,445</text:p>
          </table:table-cell>
          <table:table-cell table:style-name="ce3" table:formula="of:=IF([.A6]&lt;=0;SIN([.A6]);-1*POWER(SIN([.A6]);2))" office:value-type="float" office:value="-0.992114701314478">
            <text:p>-0,992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6]+[.$C$4]" office:value-type="float" office:value="-1.38230076757951">
            <text:p>-1,382</text:p>
          </table:table-cell>
          <table:table-cell table:style-name="ce3" table:formula="of:=IF([.A7]&lt;=0;SIN([.A7]);-1*POWER(SIN([.A7]);2))" office:value-type="float" office:value="-0.982287250728689">
            <text:p>-0,982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7]+[.$C$4]" office:value-type="float" office:value="-1.31946891450771">
            <text:p>-1,319</text:p>
          </table:table-cell>
          <table:table-cell table:style-name="ce3" table:formula="of:=IF([.A8]&lt;=0;SIN([.A8]);-1*POWER(SIN([.A8]);2))" office:value-type="float" office:value="-0.968583161128631">
            <text:p>-0,96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8]+[.$C$4]" office:value-type="float" office:value="-1.25663706143592">
            <text:p>-1,257</text:p>
          </table:table-cell>
          <table:table-cell table:style-name="ce3" table:formula="of:=IF([.A9]&lt;=0;SIN([.A9]);-1*POWER(SIN([.A9]);2))" office:value-type="float" office:value="-0.951056516295153">
            <text:p>-0,951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9]+[.$C$4]" office:value-type="float" office:value="-1.19380520836412">
            <text:p>-1,194</text:p>
          </table:table-cell>
          <table:table-cell table:style-name="ce3" table:formula="of:=IF([.A10]&lt;=0;SIN([.A10]);-1*POWER(SIN([.A10]);2))" office:value-type="float" office:value="-0.929776485888251">
            <text:p>-0,930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0]+[.$C$4]" office:value-type="float" office:value="-1.13097335529233">
            <text:p>-1,131</text:p>
          </table:table-cell>
          <table:table-cell table:style-name="ce3" table:formula="of:=IF([.A11]&lt;=0;SIN([.A11]);-1*POWER(SIN([.A11]);2))" office:value-type="float" office:value="-0.904827052466019">
            <text:p>-0,90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1]+[.$C$4]" office:value-type="float" office:value="-1.06814150222053">
            <text:p>-1,068</text:p>
          </table:table-cell>
          <table:table-cell table:style-name="ce3" table:formula="of:=IF([.A12]&lt;=0;SIN([.A12]);-1*POWER(SIN([.A12]);2))" office:value-type="float" office:value="-0.876306680043863">
            <text:p>-0,87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2]+[.$C$4]" office:value-type="float" office:value="-1.00530964914873">
            <text:p>-1,005</text:p>
          </table:table-cell>
          <table:table-cell table:style-name="ce3" table:formula="of:=IF([.A13]&lt;=0;SIN([.A13]);-1*POWER(SIN([.A13]);2))" office:value-type="float" office:value="-0.844327925502015">
            <text:p>-0,844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3]+[.$C$4]" office:value-type="float" office:value="-0.942477796076937">
            <text:p>-0,942</text:p>
          </table:table-cell>
          <table:table-cell table:style-name="ce3" table:formula="of:=IF([.A14]&lt;=0;SIN([.A14]);-1*POWER(SIN([.A14]);2))" office:value-type="float" office:value="-0.809016994374947">
            <text:p>-0,80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4]+[.$C$4]" office:value-type="float" office:value="-0.879645943005141">
            <text:p>-0,880</text:p>
          </table:table-cell>
          <table:table-cell table:style-name="ce3" table:formula="of:=IF([.A15]&lt;=0;SIN([.A15]);-1*POWER(SIN([.A15]);2))" office:value-type="float" office:value="-0.770513242775789">
            <text:p>-0,771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5]+[.$C$4]" office:value-type="float" office:value="-0.816814089933346">
            <text:p>-0,817</text:p>
          </table:table-cell>
          <table:table-cell table:style-name="ce3" table:formula="of:=IF([.A16]&lt;=0;SIN([.A16]);-1*POWER(SIN([.A16]);2))" office:value-type="float" office:value="-0.728968627421411">
            <text:p>-0,72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6]+[.$C$4]" office:value-type="float" office:value="-0.75398223686155">
            <text:p>-0,754</text:p>
          </table:table-cell>
          <table:table-cell table:style-name="ce3" table:formula="of:=IF([.A17]&lt;=0;SIN([.A17]);-1*POWER(SIN([.A17]);2))" office:value-type="float" office:value="-0.684547105928688">
            <text:p>-0,68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7]+[.$C$4]" office:value-type="float" office:value="-0.691150383789754">
            <text:p>-0,691</text:p>
          </table:table-cell>
          <table:table-cell table:style-name="ce3" table:formula="of:=IF([.A18]&lt;=0;SIN([.A18]);-1*POWER(SIN([.A18]);2))" office:value-type="float" office:value="-0.637423989748689">
            <text:p>-0,637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8]+[.$C$4]" office:value-type="float" office:value="-0.628318530717958">
            <text:p>-0,628</text:p>
          </table:table-cell>
          <table:table-cell table:style-name="ce3" table:formula="of:=IF([.A19]&lt;=0;SIN([.A19]);-1*POWER(SIN([.A19]);2))" office:value-type="float" office:value="-0.587785252292473">
            <text:p>-0,588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19]+[.$C$4]" office:value-type="float" office:value="-0.565486677646162">
            <text:p>-0,565</text:p>
          </table:table-cell>
          <table:table-cell table:style-name="ce3" table:formula="of:=IF([.A20]&lt;=0;SIN([.A20]);-1*POWER(SIN([.A20]);2))" office:value-type="float" office:value="-0.535826794978996">
            <text:p>-0,53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0]+[.$C$4]" office:value-type="float" office:value="-0.502654824574366">
            <text:p>-0,503</text:p>
          </table:table-cell>
          <table:table-cell table:style-name="ce3" table:formula="of:=IF([.A21]&lt;=0;SIN([.A21]);-1*POWER(SIN([.A21]);2))" office:value-type="float" office:value="-0.481753674101715">
            <text:p>-0,482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1]+[.$C$4]" office:value-type="float" office:value="-0.43982297150257">
            <text:p>-0,440</text:p>
          </table:table-cell>
          <table:table-cell table:style-name="ce3" table:formula="of:=IF([.A22]&lt;=0;SIN([.A22]);-1*POWER(SIN([.A22]);2))" office:value-type="float" office:value="-0.425779291565072">
            <text:p>-0,42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2]+[.$C$4]" office:value-type="float" office:value="-0.376991118430775">
            <text:p>-0,377</text:p>
          </table:table-cell>
          <table:table-cell table:style-name="ce3" table:formula="of:=IF([.A23]&lt;=0;SIN([.A23]);-1*POWER(SIN([.A23]);2))" office:value-type="float" office:value="-0.368124552684677">
            <text:p>-0,368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3]+[.$C$4]" office:value-type="float" office:value="-0.314159265358979">
            <text:p>-0,314</text:p>
          </table:table-cell>
          <table:table-cell table:style-name="ce3" table:formula="of:=IF([.A24]&lt;=0;SIN([.A24]);-1*POWER(SIN([.A24]);2))" office:value-type="float" office:value="-0.309016994374947">
            <text:p>-0,30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4]+[.$C$4]" office:value-type="float" office:value="-0.251327412287183">
            <text:p>-0,251</text:p>
          </table:table-cell>
          <table:table-cell table:style-name="ce3" table:formula="of:=IF([.A25]&lt;=0;SIN([.A25]);-1*POWER(SIN([.A25]);2))" office:value-type="float" office:value="-0.248689887164854">
            <text:p>-0,24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5]+[.$C$4]" office:value-type="float" office:value="-0.188495559215387">
            <text:p>-0,188</text:p>
          </table:table-cell>
          <table:table-cell table:style-name="ce3" table:formula="of:=IF([.A26]&lt;=0;SIN([.A26]);-1*POWER(SIN([.A26]);2))" office:value-type="float" office:value="-0.187381314585724">
            <text:p>-0,187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6]+[.$C$4]" office:value-type="float" office:value="-0.125663706143591">
            <text:p>-0,126</text:p>
          </table:table-cell>
          <table:table-cell table:style-name="ce3" table:formula="of:=IF([.A27]&lt;=0;SIN([.A27]);-1*POWER(SIN([.A27]);2))" office:value-type="float" office:value="-0.125333233564304">
            <text:p>-0,12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7]+[.$C$4]" office:value-type="float" office:value="-0.0628318530717953">
            <text:p>-0,063</text:p>
          </table:table-cell>
          <table:table-cell table:style-name="ce3" table:formula="of:=IF([.A28]&lt;=0;SIN([.A28]);-1*POWER(SIN([.A28]);2))" office:value-type="float" office:value="-0.0627905195293128">
            <text:p>-0,063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8]+[.$C$4]" office:value-type="float" office:value="5.55111512312578E-016">
            <text:p>0,000</text:p>
          </table:table-cell>
          <table:table-cell table:style-name="ce3" table:formula="of:=IF([.A29]&lt;=0;SIN([.A29]);-1*POWER(SIN([.A29]);2))" office:value-type="float" office:value="-3.08148791101958E-031">
            <text:p>0,000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29]+[.$C$4]" office:value-type="float" office:value="0.0628318530717964">
            <text:p>0,063</text:p>
          </table:table-cell>
          <table:table-cell table:style-name="ce3" table:formula="of:=IF([.A30]&lt;=0;SIN([.A30]);-1*POWER(SIN([.A30]);2))" office:value-type="float" office:value="-0.00394264934276115">
            <text:p>-0,004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0]+[.$C$4]" office:value-type="float" office:value="0.125663706143592">
            <text:p>0,126</text:p>
          </table:table-cell>
          <table:table-cell table:style-name="ce3" table:formula="of:=IF([.A31]&lt;=0;SIN([.A31]);-1*POWER(SIN([.A31]);2))" office:value-type="float" office:value="-0.0157084194356846">
            <text:p>-0,01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1]+[.$C$4]" office:value-type="float" office:value="0.188495559215388">
            <text:p>0,188</text:p>
          </table:table-cell>
          <table:table-cell table:style-name="ce3" table:formula="of:=IF([.A32]&lt;=0;SIN([.A32]);-1*POWER(SIN([.A32]);2))" office:value-type="float" office:value="-0.0351117570558745">
            <text:p>-0,03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2]+[.$C$4]" office:value-type="float" office:value="0.251327412287184">
            <text:p>0,251</text:p>
          </table:table-cell>
          <table:table-cell table:style-name="ce3" table:formula="of:=IF([.A33]&lt;=0;SIN([.A33]);-1*POWER(SIN([.A33]);2))" office:value-type="float" office:value="-0.0618466599780685">
            <text:p>-0,062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3]+[.$C$4]" office:value-type="float" office:value="0.31415926535898">
            <text:p>0,314</text:p>
          </table:table-cell>
          <table:table-cell table:style-name="ce3" table:formula="of:=IF([.A34]&lt;=0;SIN([.A34]);-1*POWER(SIN([.A34]);2))" office:value-type="float" office:value="-0.0954915028125266">
            <text:p>-0,09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4]+[.$C$4]" office:value-type="float" office:value="0.376991118430776">
            <text:p>0,377</text:p>
          </table:table-cell>
          <table:table-cell table:style-name="ce3" table:formula="of:=IF([.A35]&lt;=0;SIN([.A35]);-1*POWER(SIN([.A35]);2))" office:value-type="float" office:value="-0.135515686289295">
            <text:p>-0,13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5]+[.$C$4]" office:value-type="float" office:value="0.439822971502572">
            <text:p>0,440</text:p>
          </table:table-cell>
          <table:table-cell table:style-name="ce3" table:formula="of:=IF([.A36]&lt;=0;SIN([.A36]);-1*POWER(SIN([.A36]);2))" office:value-type="float" office:value="-0.181288005125656">
            <text:p>-0,181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6]+[.$C$4]" office:value-type="float" office:value="0.502654824574367">
            <text:p>0,503</text:p>
          </table:table-cell>
          <table:table-cell table:style-name="ce3" table:formula="of:=IF([.A37]&lt;=0;SIN([.A37]);-1*POWER(SIN([.A37]);2))" office:value-type="float" office:value="-0.232086602510502">
            <text:p>-0,232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7]+[.$C$4]" office:value-type="float" office:value="0.565486677646163">
            <text:p>0,565</text:p>
          </table:table-cell>
          <table:table-cell table:style-name="ce3" table:formula="of:=IF([.A38]&lt;=0;SIN([.A38]);-1*POWER(SIN([.A38]);2))" office:value-type="float" office:value="-0.287110354217464">
            <text:p>-0,287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8]+[.$C$4]" office:value-type="float" office:value="0.628318530717959">
            <text:p>0,628</text:p>
          </table:table-cell>
          <table:table-cell table:style-name="ce3" table:formula="of:=IF([.A39]&lt;=0;SIN([.A39]);-1*POWER(SIN([.A39]);2))" office:value-type="float" office:value="-0.345491502812527">
            <text:p>-0,34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39]+[.$C$4]" office:value-type="float" office:value="0.691150383789755">
            <text:p>0,691</text:p>
          </table:table-cell>
          <table:table-cell table:style-name="ce3" table:formula="of:=IF([.A40]&lt;=0;SIN([.A40]);-1*POWER(SIN([.A40]);2))" office:value-type="float" office:value="-0.406309342707138">
            <text:p>-0,40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0]+[.$C$4]" office:value-type="float" office:value="0.753982236861551">
            <text:p>0,754</text:p>
          </table:table-cell>
          <table:table-cell table:style-name="ce3" table:formula="of:=IF([.A41]&lt;=0;SIN([.A41]);-1*POWER(SIN([.A41]);2))" office:value-type="float" office:value="-0.468604740235344">
            <text:p>-0,46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1]+[.$C$4]" office:value-type="float" office:value="0.816814089933347">
            <text:p>0,817</text:p>
          </table:table-cell>
          <table:table-cell table:style-name="ce3" table:formula="of:=IF([.A42]&lt;=0;SIN([.A42]);-1*POWER(SIN([.A42]);2))" office:value-type="float" office:value="-0.531395259764657">
            <text:p>-0,531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2]+[.$C$4]" office:value-type="float" office:value="0.879645943005142">
            <text:p>0,880</text:p>
          </table:table-cell>
          <table:table-cell table:style-name="ce3" table:formula="of:=IF([.A43]&lt;=0;SIN([.A43]);-1*POWER(SIN([.A43]);2))" office:value-type="float" office:value="-0.593690657292863">
            <text:p>-0,594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3]+[.$C$4]" office:value-type="float" office:value="0.942477796076938">
            <text:p>0,942</text:p>
          </table:table-cell>
          <table:table-cell table:style-name="ce3" table:formula="of:=IF([.A44]&lt;=0;SIN([.A44]);-1*POWER(SIN([.A44]);2))" office:value-type="float" office:value="-0.654508497187474">
            <text:p>-0,65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4]+[.$C$4]" office:value-type="float" office:value="1.00530964914873">
            <text:p>1,005</text:p>
          </table:table-cell>
          <table:table-cell table:style-name="ce3" table:formula="of:=IF([.A45]&lt;=0;SIN([.A45]);-1*POWER(SIN([.A45]);2))" office:value-type="float" office:value="-0.712889645782537">
            <text:p>-0,713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5]+[.$C$4]" office:value-type="float" office:value="1.06814150222053">
            <text:p>1,068</text:p>
          </table:table-cell>
          <table:table-cell table:style-name="ce3" table:formula="of:=IF([.A46]&lt;=0;SIN([.A46]);-1*POWER(SIN([.A46]);2))" office:value-type="float" office:value="-0.767913397489499">
            <text:p>-0,768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6]+[.$C$4]" office:value-type="float" office:value="1.13097335529233">
            <text:p>1,131</text:p>
          </table:table-cell>
          <table:table-cell table:style-name="ce3" table:formula="of:=IF([.A47]&lt;=0;SIN([.A47]);-1*POWER(SIN([.A47]);2))" office:value-type="float" office:value="-0.818711994874345">
            <text:p>-0,819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7]+[.$C$4]" office:value-type="float" office:value="1.19380520836412">
            <text:p>1,194</text:p>
          </table:table-cell>
          <table:table-cell table:style-name="ce3" table:formula="of:=IF([.A48]&lt;=0;SIN([.A48]);-1*POWER(SIN([.A48]);2))" office:value-type="float" office:value="-0.864484313710706">
            <text:p>-0,864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8]+[.$C$4]" office:value-type="float" office:value="1.25663706143592">
            <text:p>1,257</text:p>
          </table:table-cell>
          <table:table-cell table:style-name="ce3" table:formula="of:=IF([.A49]&lt;=0;SIN([.A49]);-1*POWER(SIN([.A49]);2))" office:value-type="float" office:value="-0.904508497187474">
            <text:p>-0,90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49]+[.$C$4]" office:value-type="float" office:value="1.31946891450771">
            <text:p>1,319</text:p>
          </table:table-cell>
          <table:table-cell table:style-name="ce3" table:formula="of:=IF([.A50]&lt;=0;SIN([.A50]);-1*POWER(SIN([.A50]);2))" office:value-type="float" office:value="-0.938153340021932">
            <text:p>-0,938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50]+[.$C$4]" office:value-type="float" office:value="1.38230076757951">
            <text:p>1,382</text:p>
          </table:table-cell>
          <table:table-cell table:style-name="ce3" table:formula="of:=IF([.A51]&lt;=0;SIN([.A51]);-1*POWER(SIN([.A51]);2))" office:value-type="float" office:value="-0.964888242944126">
            <text:p>-0,965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51]+[.$C$4]" office:value-type="float" office:value="1.44513262065131">
            <text:p>1,445</text:p>
          </table:table-cell>
          <table:table-cell table:style-name="ce3" table:formula="of:=IF([.A52]&lt;=0;SIN([.A52]);-1*POWER(SIN([.A52]);2))" office:value-type="float" office:value="-0.984291580564316">
            <text:p>-0,984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52]+[.$C$4]" office:value-type="float" office:value="1.5079644737231">
            <text:p>1,508</text:p>
          </table:table-cell>
          <table:table-cell table:style-name="ce3" table:formula="of:=IF([.A53]&lt;=0;SIN([.A53]);-1*POWER(SIN([.A53]);2))" office:value-type="float" office:value="-0.996057350657239">
            <text:p>-0,996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>
          <table:table-cell table:style-name="ce3" table:formula="of:=[.A53]+[.$C$4]" office:value-type="float" office:value="1.5707963267949">
            <text:p>1,571</text:p>
          </table:table-cell>
          <table:table-cell table:style-name="ce3" table:formula="of:=IF([.A54]&lt;=0;SIN([.A54]);-1*POWER(SIN([.A54]);2))" office:value-type="float" office:value="-1">
            <text:p>-1,000</text:p>
          </table:table-cell>
          <table:table-cell table:style-name="ce2"/>
          <table:table-cell table:style-name="ce1" table:number-columns-repeated="18"/>
          <table:table-cell table:number-columns-repeated="1003"/>
        </table:table-row>
        <table:table-row table:style-name="ro2" table:number-rows-repeated="112">
          <table:table-cell table:style-name="ce1" table:number-columns-repeated="21"/>
          <table:table-cell table:number-columns-repeated="1003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3" table:style-name="ta3" table:print="false">
        <office:forms form:automatic-focus="false" form:apply-design-mode="false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результат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ABS([.D14]/([.D14]-1/[.D14]))" office:value-type="float" office:value="1.0009780356421">
            <text:p>1,001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2" table:formula="of:=5*LN(2)*[.B2]" office:value-type="float" office:value="3.46573590279973">
            <text:p>3,466</text:p>
          </table:table-cell>
          <table:table-cell table:style-name="ce2" table:formula="of:=[.B3]/FACT([.A3]-1)" office:value-type="float" office:value="3.46573590279973">
            <text:p>3,466</text:p>
          </table:table-cell>
          <table:table-cell table:formula="of:=IF([.C2]&gt;0.01;[.C2]+[.D2];&quot;конец суммирования&quot;)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2" table:formula="of:=5*LN(2)*[.B3]" office:value-type="float" office:value="12.011325347955">
            <text:p>12,011</text:p>
          </table:table-cell>
          <table:table-cell table:style-name="ce2" table:formula="of:=[.B4]/FACT([.A4]-1)" office:value-type="float" office:value="6.00566267397752">
            <text:p>6,006</text:p>
          </table:table-cell>
          <table:table-cell table:style-name="ce2" table:formula="of:=IF([.C3]&gt;0.01;[.C3]+[.D3];&quot;конец суммирования&quot;)" office:value-type="float" office:value="4.46573590279973">
            <text:p>4,466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2" table:formula="of:=5*LN(2)*[.B4]" office:value-type="float" office:value="41.6280814986162">
            <text:p>41,628</text:p>
          </table:table-cell>
          <table:table-cell table:style-name="ce2" table:formula="of:=[.B5]/FACT([.A5]-1)" office:value-type="float" office:value="6.9380135831027">
            <text:p>6,938</text:p>
          </table:table-cell>
          <table:table-cell table:style-name="ce2" table:formula="of:=IF([.C4]&gt;0.01;[.C4]+[.D4];&quot;конец суммирования&quot;)" office:value-type="float" office:value="10.4713985767772">
            <text:p>10,471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2" table:formula="of:=5*LN(2)*[.B5]" office:value-type="float" office:value="144.271936614427">
            <text:p>144,272</text:p>
          </table:table-cell>
          <table:table-cell table:style-name="ce2" table:formula="of:=[.B6]/FACT([.A6]-1)" office:value-type="float" office:value="6.0113306922678">
            <text:p>6,011</text:p>
          </table:table-cell>
          <table:table-cell table:style-name="ce2" table:formula="of:=IF([.C5]&gt;0.01;[.C5]+[.D5];&quot;конец суммирования&quot;)" office:value-type="float" office:value="17.4094121598799">
            <text:p>17,409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2" table:formula="of:=5*LN(2)*[.B6]" office:value-type="float" office:value="500.008430491067">
            <text:p>500,008</text:p>
          </table:table-cell>
          <table:table-cell table:style-name="ce2" table:formula="of:=[.B7]/FACT([.A7]-1)" office:value-type="float" office:value="4.16673692075889">
            <text:p>4,167</text:p>
          </table:table-cell>
          <table:table-cell table:style-name="ce2" table:formula="of:=IF([.C6]&gt;0.01;[.C6]+[.D6];&quot;конец суммирования&quot;)" office:value-type="float" office:value="23.4207428521477">
            <text:p>23,42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2" table:formula="of:=5*LN(2)*[.B7]" office:value-type="float" office:value="1732.89716925543">
            <text:p>1 732,897</text:p>
          </table:table-cell>
          <table:table-cell table:style-name="ce2" table:formula="of:=[.B8]/FACT([.A8]-1)" office:value-type="float" office:value="2.40680162396588">
            <text:p>2,407</text:p>
          </table:table-cell>
          <table:table-cell table:style-name="ce2" table:formula="of:=IF([.C7]&gt;0.01;[.C7]+[.D7];&quot;конец суммирования&quot;)" office:value-type="float" office:value="27.5874797729066">
            <text:p>27,587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2" table:formula="of:=5*LN(2)*[.B8]" office:value-type="float" office:value="6005.76393534856">
            <text:p>6 005,764</text:p>
          </table:table-cell>
          <table:table-cell table:style-name="ce2" table:formula="of:=[.B9]/FACT([.A9]-1)" office:value-type="float" office:value="1.19161982844218">
            <text:p>1,192</text:p>
          </table:table-cell>
          <table:table-cell table:style-name="ce2" table:formula="of:=IF([.C8]&gt;0.01;[.C8]+[.D8];&quot;конец суммирования&quot;)" office:value-type="float" office:value="29.9942813968725">
            <text:p>29,994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2" table:formula="of:=5*LN(2)*[.B9]" office:value-type="float" office:value="20814.3916944773">
            <text:p>20 814,392</text:p>
          </table:table-cell>
          <table:table-cell table:style-name="ce2" table:formula="of:=[.B10]/FACT([.A10]-1)" office:value-type="float" office:value="0.516229952740012">
            <text:p>0,516</text:p>
          </table:table-cell>
          <table:table-cell table:style-name="ce2" table:formula="of:=IF([.C9]&gt;0.01;[.C9]+[.D9];&quot;конец суммирования&quot;)" office:value-type="float" office:value="31.1859012253147">
            <text:p>31,186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2" table:formula="of:=5*LN(2)*[.B10]" office:value-type="float" office:value="72137.1845904864">
            <text:p>72 137,185</text:p>
          </table:table-cell>
          <table:table-cell table:style-name="ce2" table:formula="of:=[.B11]/FACT([.A11]-1)" office:value-type="float" office:value="0.198790742367963">
            <text:p>0,199</text:p>
          </table:table-cell>
          <table:table-cell table:style-name="ce2" table:formula="of:=IF([.C10]&gt;0.01;[.C10]+[.D10];&quot;конец суммирования&quot;)" office:value-type="float" office:value="31.7021311780547">
            <text:p>31,702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2" table:formula="of:=5*LN(2)*[.B11]" office:value-type="float" office:value="250008.43056214">
            <text:p>250 008,431</text:p>
          </table:table-cell>
          <table:table-cell table:style-name="ce2" table:formula="of:=[.B12]/FACT([.A12]-1)" office:value-type="float" office:value="0.068895621296886">
            <text:p>0,069</text:p>
          </table:table-cell>
          <table:table-cell table:style-name="ce2" table:formula="of:=IF([.C11]&gt;0.01;[.C11]+[.D11];&quot;конец суммирования&quot;)" office:value-type="float" office:value="31.9009219204227">
            <text:p>31,901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2" table:formula="of:=5*LN(2)*[.B12]" office:value-type="float" office:value="866463.19380182">
            <text:p>866 463,194</text:p>
          </table:table-cell>
          <table:table-cell table:style-name="ce2" table:formula="of:=[.B13]/FACT([.A13]-1)" office:value-type="float" office:value="0.0217067298431192">
            <text:p>0,022</text:p>
          </table:table-cell>
          <table:table-cell table:style-name="ce2" table:formula="of:=IF([.C12]&gt;0.01;[.C12]+[.D12];&quot;конец суммирования&quot;)" office:value-type="float" office:value="31.9698175417195">
            <text:p>31,970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4" table:formula="of:=5*LN(2)*[.B13]" office:value-type="float" office:value="3002932.59921349">
            <text:p>3002932,59921349</text:p>
          </table:table-cell>
          <table:table-cell table:style-name="ce2" table:formula="of:=[.B14]/FACT([.A14]-1)" office:value-type="float" office:value="0.00626914941247271">
            <text:p>0,006</text:p>
          </table:table-cell>
          <table:table-cell table:style-name="ce2" table:formula="of:=IF([.C13]&gt;0.01;[.C13]+[.D13];&quot;конец суммирования&quot;)" office:value-type="float" office:value="31.9915242715627">
            <text:p>31,992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4" table:formula="of:=5*LN(2)*[.B14]" office:value-type="float" office:value="10407371.3227819">
            <text:p>10407371,3227819</text:p>
          </table:table-cell>
          <table:table-cell table:style-name="ce2" table:formula="of:=[.B15]/FACT([.A15]-1)" office:value-type="float" office:value="0.00167132432298634">
            <text:p>0,002</text:p>
          </table:table-cell>
          <table:table-cell table:style-name="ce5" table:formula="of:=IF([.C14]&gt;0.01;[.C14]+[.D14];&quot;конец суммирования&quot;)" office:value-type="string" office:string-value="конец суммирования">
            <text:p>конец суммирования</text:p>
          </table:table-cell>
          <table:table-cell table:number-columns-repeated="1020"/>
        </table:table-row>
        <table:table-row table:style-name="ro2" table:number-rows-repeated="8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4" table:style-name="ta4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2">
          <table:table-cell office:value-type="string">
            <text:p>t</text:p>
          </table:table-cell>
          <table:table-cell office:value-type="string">
            <text:p>f(t)</text:p>
          </table:table-cell>
          <table:table-cell office:value-type="string">
            <text:p>k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dt</text:p>
          </table:table-cell>
          <table:table-cell table:number-columns-repeated="1017"/>
        </table:table-row>
        <table:table-row table:style-name="ro2">
          <table:table-cell table:formula="of:=p" office:value-type="float" office:value="-2.5">
            <text:p>-2,5</text:p>
          </table:table-cell>
          <table:table-cell table:style-name="ce2" table:formula="of:=SQRT(ABS(1+[.A2]))" office:value-type="float" office:value="1.22474487139159">
            <text:p>1,225</text:p>
          </table:table-cell>
          <table:table-cell table:style-name="ce2" table:formula="of:=SQRT(ABS(1+[.A2]))*0.5" office:value-type="float" office:value="0.612372435695794">
            <text:p>0,612</text:p>
          </table:table-cell>
          <table:table-cell table:formula="of:=-5/2" office:value-type="float" office:value="-2.5">
            <text:p>-2,5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formula="of:=(q-p)/(n-1)" office:value-type="float" office:value="0.075">
            <text:p>0,075</text:p>
          </table:table-cell>
          <table:table-cell>
            <draw:frame table:end-cell-address="Лист4.O20" table:end-x="1.489cm" table:end-y="0.317cm" draw:z-index="0" draw:style-name="gr1" draw:text-style-name="P1" svg:width="12.19cm" svg:height="9.113cm" svg:x="1.293cm" svg:y="0.093cm">
              <draw:object draw:notify-on-update-of-ranges="Лист4.B2:Лист4.B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formula="of:=[.A2]+dt" office:value-type="float" office:value="-2.425">
            <text:p>-2,425</text:p>
          </table:table-cell>
          <table:table-cell table:style-name="ce2" table:formula="of:=SQRT(ABS(1+[.A3]))" office:value-type="float" office:value="1.19373363863133">
            <text:p>1,194</text:p>
          </table:table-cell>
          <table:table-cell table:style-name="ce2" table:formula="of:=SQRT(ABS(1+[.A3]))" office:value-type="float" office:value="1.19373363863133">
            <text:p>1,194</text:p>
          </table:table-cell>
          <table:table-cell table:number-columns-repeated="1021"/>
        </table:table-row>
        <table:table-row table:style-name="ro2">
          <table:table-cell table:formula="of:=[.A3]+dt" office:value-type="float" office:value="-2.35">
            <text:p>-2,35</text:p>
          </table:table-cell>
          <table:table-cell table:style-name="ce2" table:formula="of:=SQRT(ABS(1+[.A4]))" office:value-type="float" office:value="1.16189500386222">
            <text:p>1,162</text:p>
          </table:table-cell>
          <table:table-cell table:style-name="ce2" table:formula="of:=SQRT(ABS(1+[.A4]))" office:value-type="float" office:value="1.16189500386222">
            <text:p>1,162</text:p>
          </table:table-cell>
          <table:table-cell table:number-columns-repeated="1021"/>
        </table:table-row>
        <table:table-row table:style-name="ro2">
          <table:table-cell table:formula="of:=[.A4]+dt" office:value-type="float" office:value="-2.275">
            <text:p>-2,275</text:p>
          </table:table-cell>
          <table:table-cell table:style-name="ce2" table:formula="of:=SQRT(ABS(1+[.A5]))" office:value-type="float" office:value="1.12915897906362">
            <text:p>1,129</text:p>
          </table:table-cell>
          <table:table-cell table:style-name="ce2" table:formula="of:=SQRT(ABS(1+[.A5]))" office:value-type="float" office:value="1.12915897906362">
            <text:p>1,129</text:p>
          </table:table-cell>
          <table:table-cell table:number-columns-repeated="1021"/>
        </table:table-row>
        <table:table-row table:style-name="ro2">
          <table:table-cell table:formula="of:=[.A5]+dt" office:value-type="float" office:value="-2.2">
            <text:p>-2,2</text:p>
          </table:table-cell>
          <table:table-cell table:style-name="ce2" table:formula="of:=SQRT(ABS(1+[.A6]))" office:value-type="float" office:value="1.09544511501033">
            <text:p>1,095</text:p>
          </table:table-cell>
          <table:table-cell table:style-name="ce2" table:formula="of:=SQRT(ABS(1+[.A6]))" office:value-type="float" office:value="1.09544511501033">
            <text:p>1,095</text:p>
          </table:table-cell>
          <table:table-cell table:number-columns-repeated="1021"/>
        </table:table-row>
        <table:table-row table:style-name="ro2">
          <table:table-cell table:formula="of:=[.A6]+dt" office:value-type="float" office:value="-2.125">
            <text:p>-2,125</text:p>
          </table:table-cell>
          <table:table-cell table:style-name="ce2" table:formula="of:=SQRT(ABS(1+[.A7]))" office:value-type="float" office:value="1.06066017177982">
            <text:p>1,061</text:p>
          </table:table-cell>
          <table:table-cell table:style-name="ce2" table:formula="of:=SQRT(ABS(1+[.A7]))" office:value-type="float" office:value="1.06066017177982">
            <text:p>1,061</text:p>
          </table:table-cell>
          <table:table-cell table:number-columns-repeated="1021"/>
        </table:table-row>
        <table:table-row table:style-name="ro2">
          <table:table-cell table:formula="of:=[.A7]+dt" office:value-type="float" office:value="-2.05">
            <text:p>-2,05</text:p>
          </table:table-cell>
          <table:table-cell table:style-name="ce2" table:formula="of:=SQRT(ABS(1+[.A8]))" office:value-type="float" office:value="1.02469507659596">
            <text:p>1,025</text:p>
          </table:table-cell>
          <table:table-cell table:style-name="ce2" table:formula="of:=SQRT(ABS(1+[.A8]))" office:value-type="float" office:value="1.02469507659596">
            <text:p>1,025</text:p>
          </table:table-cell>
          <table:table-cell table:number-columns-repeated="1021"/>
        </table:table-row>
        <table:table-row table:style-name="ro2">
          <table:table-cell table:formula="of:=[.A8]+dt" office:value-type="float" office:value="-1.975">
            <text:p>-1,975</text:p>
          </table:table-cell>
          <table:table-cell table:style-name="ce2" table:formula="of:=SQRT(ABS(1+[.A9]))" office:value-type="float" office:value="0.987420882906574">
            <text:p>0,987</text:p>
          </table:table-cell>
          <table:table-cell table:style-name="ce2" table:formula="of:=SQRT(ABS(1+[.A9]))" office:value-type="float" office:value="0.987420882906574">
            <text:p>0,987</text:p>
          </table:table-cell>
          <table:table-cell table:number-columns-repeated="1021"/>
        </table:table-row>
        <table:table-row table:style-name="ro2">
          <table:table-cell table:formula="of:=[.A9]+dt" office:value-type="float" office:value="-1.9">
            <text:p>-1,9</text:p>
          </table:table-cell>
          <table:table-cell table:style-name="ce2" table:formula="of:=SQRT(ABS(1+[.A10]))" office:value-type="float" office:value="0.948683298050513">
            <text:p>0,949</text:p>
          </table:table-cell>
          <table:table-cell table:style-name="ce2" table:formula="of:=SQRT(ABS(1+[.A10]))" office:value-type="float" office:value="0.948683298050513">
            <text:p>0,949</text:p>
          </table:table-cell>
          <table:table-cell table:number-columns-repeated="1021"/>
        </table:table-row>
        <table:table-row table:style-name="ro2">
          <table:table-cell table:formula="of:=[.A10]+dt" office:value-type="float" office:value="-1.825">
            <text:p>-1,825</text:p>
          </table:table-cell>
          <table:table-cell table:style-name="ce2" table:formula="of:=SQRT(ABS(1+[.A11]))" office:value-type="float" office:value="0.908295106229247">
            <text:p>0,908</text:p>
          </table:table-cell>
          <table:table-cell table:style-name="ce2" table:formula="of:=SQRT(ABS(1+[.A11]))" office:value-type="float" office:value="0.908295106229247">
            <text:p>0,908</text:p>
          </table:table-cell>
          <table:table-cell table:number-columns-repeated="1021"/>
        </table:table-row>
        <table:table-row table:style-name="ro2">
          <table:table-cell table:formula="of:=[.A11]+dt" office:value-type="float" office:value="-1.75">
            <text:p>-1,75</text:p>
          </table:table-cell>
          <table:table-cell table:style-name="ce2" table:formula="of:=SQRT(ABS(1+[.A12]))" office:value-type="float" office:value="0.866025403784438">
            <text:p>0,866</text:p>
          </table:table-cell>
          <table:table-cell table:style-name="ce2" table:formula="of:=SQRT(ABS(1+[.A12]))" office:value-type="float" office:value="0.866025403784438">
            <text:p>0,866</text:p>
          </table:table-cell>
          <table:table-cell table:number-columns-repeated="1021"/>
        </table:table-row>
        <table:table-row table:style-name="ro2">
          <table:table-cell table:formula="of:=[.A12]+dt" office:value-type="float" office:value="-1.675">
            <text:p>-1,675</text:p>
          </table:table-cell>
          <table:table-cell table:style-name="ce2" table:formula="of:=SQRT(ABS(1+[.A13]))" office:value-type="float" office:value="0.821583836257749">
            <text:p>0,822</text:p>
          </table:table-cell>
          <table:table-cell table:style-name="ce2" table:formula="of:=SQRT(ABS(1+[.A13]))" office:value-type="float" office:value="0.821583836257749">
            <text:p>0,822</text:p>
          </table:table-cell>
          <table:table-cell table:number-columns-repeated="1021"/>
        </table:table-row>
        <table:table-row table:style-name="ro2">
          <table:table-cell table:formula="of:=[.A13]+dt" office:value-type="float" office:value="-1.6">
            <text:p>-1,6</text:p>
          </table:table-cell>
          <table:table-cell table:style-name="ce2" table:formula="of:=SQRT(ABS(1+[.A14]))" office:value-type="float" office:value="0.774596669241483">
            <text:p>0,775</text:p>
          </table:table-cell>
          <table:table-cell table:style-name="ce2" table:formula="of:=SQRT(ABS(1+[.A14]))" office:value-type="float" office:value="0.774596669241483">
            <text:p>0,775</text:p>
          </table:table-cell>
          <table:table-cell table:number-columns-repeated="1021"/>
        </table:table-row>
        <table:table-row table:style-name="ro2">
          <table:table-cell table:formula="of:=[.A14]+dt" office:value-type="float" office:value="-1.525">
            <text:p>-1,525</text:p>
          </table:table-cell>
          <table:table-cell table:style-name="ce2" table:formula="of:=SQRT(ABS(1+[.A15]))" office:value-type="float" office:value="0.724568837309471">
            <text:p>0,725</text:p>
          </table:table-cell>
          <table:table-cell table:style-name="ce2" table:formula="of:=SQRT(ABS(1+[.A15]))" office:value-type="float" office:value="0.724568837309471">
            <text:p>0,725</text:p>
          </table:table-cell>
          <table:table-cell table:number-columns-repeated="1021"/>
        </table:table-row>
        <table:table-row table:style-name="ro2">
          <table:table-cell table:formula="of:=[.A15]+dt" office:value-type="float" office:value="-1.45">
            <text:p>-1,45</text:p>
          </table:table-cell>
          <table:table-cell table:style-name="ce2" table:formula="of:=SQRT(ABS(1+[.A16]))" office:value-type="float" office:value="0.670820393249936">
            <text:p>0,671</text:p>
          </table:table-cell>
          <table:table-cell table:style-name="ce2" table:formula="of:=SQRT(ABS(1+[.A16]))" office:value-type="float" office:value="0.670820393249936">
            <text:p>0,671</text:p>
          </table:table-cell>
          <table:table-cell table:number-columns-repeated="1021"/>
        </table:table-row>
        <table:table-row table:style-name="ro2">
          <table:table-cell table:formula="of:=[.A16]+dt" office:value-type="float" office:value="-1.375">
            <text:p>-1,375</text:p>
          </table:table-cell>
          <table:table-cell table:style-name="ce2" table:formula="of:=SQRT(ABS(1+[.A17]))" office:value-type="float" office:value="0.612372435695794">
            <text:p>0,612</text:p>
          </table:table-cell>
          <table:table-cell table:style-name="ce2" table:formula="of:=SQRT(ABS(1+[.A17]))" office:value-type="float" office:value="0.612372435695794">
            <text:p>0,612</text:p>
          </table:table-cell>
          <table:table-cell table:number-columns-repeated="1021"/>
        </table:table-row>
        <table:table-row table:style-name="ro2">
          <table:table-cell table:formula="of:=[.A17]+dt" office:value-type="float" office:value="-1.3">
            <text:p>-1,3</text:p>
          </table:table-cell>
          <table:table-cell table:style-name="ce2" table:formula="of:=SQRT(ABS(1+[.A18]))" office:value-type="float" office:value="0.547722557505166">
            <text:p>0,548</text:p>
          </table:table-cell>
          <table:table-cell table:style-name="ce2" table:formula="of:=SQRT(ABS(1+[.A18]))" office:value-type="float" office:value="0.547722557505166">
            <text:p>0,548</text:p>
          </table:table-cell>
          <table:table-cell table:number-columns-repeated="1021"/>
        </table:table-row>
        <table:table-row table:style-name="ro2">
          <table:table-cell table:formula="of:=[.A18]+dt" office:value-type="float" office:value="-1.225">
            <text:p>-1,225</text:p>
          </table:table-cell>
          <table:table-cell table:style-name="ce2" table:formula="of:=SQRT(ABS(1+[.A19]))" office:value-type="float" office:value="0.474341649025256">
            <text:p>0,474</text:p>
          </table:table-cell>
          <table:table-cell table:style-name="ce2" table:formula="of:=SQRT(ABS(1+[.A19]))" office:value-type="float" office:value="0.474341649025256">
            <text:p>0,474</text:p>
          </table:table-cell>
          <table:table-cell table:number-columns-repeated="1021"/>
        </table:table-row>
        <table:table-row table:style-name="ro2">
          <table:table-cell table:formula="of:=[.A19]+dt" office:value-type="float" office:value="-1.15">
            <text:p>-1,15</text:p>
          </table:table-cell>
          <table:table-cell table:style-name="ce2" table:formula="of:=SQRT(ABS(1+[.A20]))" office:value-type="float" office:value="0.387298334620741">
            <text:p>0,387</text:p>
          </table:table-cell>
          <table:table-cell table:style-name="ce2" table:formula="of:=SQRT(ABS(1+[.A20]))" office:value-type="float" office:value="0.387298334620741">
            <text:p>0,387</text:p>
          </table:table-cell>
          <table:table-cell table:number-columns-repeated="1021"/>
        </table:table-row>
        <table:table-row table:style-name="ro2">
          <table:table-cell table:formula="of:=[.A20]+dt" office:value-type="float" office:value="-1.075">
            <text:p>-1,075</text:p>
          </table:table-cell>
          <table:table-cell table:style-name="ce2" table:formula="of:=SQRT(ABS(1+[.A21]))" office:value-type="float" office:value="0.273861278752582">
            <text:p>0,274</text:p>
          </table:table-cell>
          <table:table-cell table:style-name="ce2" table:formula="of:=SQRT(ABS(1+[.A21]))" office:value-type="float" office:value="0.273861278752582">
            <text:p>0,274</text:p>
          </table:table-cell>
          <table:table-cell table:number-columns-repeated="1021"/>
        </table:table-row>
        <table:table-row table:style-name="ro2">
          <table:table-cell table:formula="of:=[.A21]+dt" office:value-type="float" office:value="-1">
            <text:p>-1</text:p>
          </table:table-cell>
          <table:table-cell table:style-name="ce2" table:formula="of:=SQRT(ABS(1+[.A22]))" office:value-type="float" office:value="0">
            <text:p>0,000</text:p>
          </table:table-cell>
          <table:table-cell table:style-name="ce2" table:formula="of:=SQRT(ABS(1+[.A22]))" office:value-type="float" office:value="0">
            <text:p>0,000</text:p>
          </table:table-cell>
          <table:table-cell table:number-columns-repeated="1021"/>
        </table:table-row>
        <table:table-row table:style-name="ro2">
          <table:table-cell table:formula="of:=[.A22]+dt" office:value-type="float" office:value="-0.925">
            <text:p>-0,925</text:p>
          </table:table-cell>
          <table:table-cell table:style-name="ce2" table:formula="of:=SQRT(ABS(1+[.A23]))" office:value-type="float" office:value="0.273861278752584">
            <text:p>0,274</text:p>
          </table:table-cell>
          <table:table-cell table:style-name="ce2" table:formula="of:=SQRT(ABS(1+[.A23]))" office:value-type="float" office:value="0.273861278752584">
            <text:p>0,274</text:p>
          </table:table-cell>
          <table:table-cell table:number-columns-repeated="1021"/>
        </table:table-row>
        <table:table-row table:style-name="ro2">
          <table:table-cell table:formula="of:=[.A23]+dt" office:value-type="float" office:value="-0.85">
            <text:p>-0,85</text:p>
          </table:table-cell>
          <table:table-cell table:style-name="ce2" table:formula="of:=SQRT(ABS(1+[.A24]))" office:value-type="float" office:value="0.387298334620742">
            <text:p>0,387</text:p>
          </table:table-cell>
          <table:table-cell table:style-name="ce2" table:formula="of:=SQRT(ABS(1+[.A24]))" office:value-type="float" office:value="0.387298334620742">
            <text:p>0,387</text:p>
          </table:table-cell>
          <table:table-cell table:number-columns-repeated="1021"/>
        </table:table-row>
        <table:table-row table:style-name="ro2">
          <table:table-cell table:formula="of:=[.A24]+dt" office:value-type="float" office:value="-0.775">
            <text:p>-0,775</text:p>
          </table:table-cell>
          <table:table-cell table:style-name="ce2" table:formula="of:=SQRT(ABS(1+[.A25]))" office:value-type="float" office:value="0.474341649025257">
            <text:p>0,474</text:p>
          </table:table-cell>
          <table:table-cell table:style-name="ce2" table:formula="of:=SQRT(ABS(1+[.A25]))" office:value-type="float" office:value="0.474341649025257">
            <text:p>0,474</text:p>
          </table:table-cell>
          <table:table-cell table:number-columns-repeated="1021"/>
        </table:table-row>
        <table:table-row table:style-name="ro2">
          <table:table-cell table:formula="of:=[.A25]+dt" office:value-type="float" office:value="-0.7">
            <text:p>-0,7</text:p>
          </table:table-cell>
          <table:table-cell table:style-name="ce2" table:formula="of:=SQRT(ABS(1+[.A26]))" office:value-type="float" office:value="0.547722557505166">
            <text:p>0,548</text:p>
          </table:table-cell>
          <table:table-cell table:style-name="ce2" table:formula="of:=SQRT(ABS(1+[.A26]))" office:value-type="float" office:value="0.547722557505166">
            <text:p>0,548</text:p>
          </table:table-cell>
          <table:table-cell table:number-columns-repeated="1021"/>
        </table:table-row>
        <table:table-row table:style-name="ro2">
          <table:table-cell table:formula="of:=[.A26]+dt" office:value-type="float" office:value="-0.625">
            <text:p>-0,625</text:p>
          </table:table-cell>
          <table:table-cell table:style-name="ce2" table:formula="of:=SQRT(ABS(1+[.A27]))" office:value-type="float" office:value="0.612372435695795">
            <text:p>0,612</text:p>
          </table:table-cell>
          <table:table-cell table:style-name="ce2" table:formula="of:=SQRT(ABS(1+[.A27]))" office:value-type="float" office:value="0.612372435695795">
            <text:p>0,612</text:p>
          </table:table-cell>
          <table:table-cell table:number-columns-repeated="1021"/>
        </table:table-row>
        <table:table-row table:style-name="ro2">
          <table:table-cell table:formula="of:=[.A27]+dt" office:value-type="float" office:value="-0.55">
            <text:p>-0,55</text:p>
          </table:table-cell>
          <table:table-cell table:style-name="ce2" table:formula="of:=SQRT(ABS(1+[.A28]))" office:value-type="float" office:value="0.670820393249937">
            <text:p>0,671</text:p>
          </table:table-cell>
          <table:table-cell table:style-name="ce2" table:formula="of:=SQRT(ABS(1+[.A28]))" office:value-type="float" office:value="0.670820393249937">
            <text:p>0,671</text:p>
          </table:table-cell>
          <table:table-cell table:number-columns-repeated="1021"/>
        </table:table-row>
        <table:table-row table:style-name="ro2">
          <table:table-cell table:formula="of:=[.A28]+dt" office:value-type="float" office:value="-0.475">
            <text:p>-0,475</text:p>
          </table:table-cell>
          <table:table-cell table:style-name="ce2" table:formula="of:=SQRT(ABS(1+[.A29]))" office:value-type="float" office:value="0.724568837309472">
            <text:p>0,725</text:p>
          </table:table-cell>
          <table:table-cell table:style-name="ce2" table:formula="of:=SQRT(ABS(1+[.A29]))" office:value-type="float" office:value="0.724568837309472">
            <text:p>0,725</text:p>
          </table:table-cell>
          <table:table-cell table:number-columns-repeated="1021"/>
        </table:table-row>
        <table:table-row table:style-name="ro2">
          <table:table-cell table:formula="of:=[.A29]+dt" office:value-type="float" office:value="-0.4">
            <text:p>-0,4</text:p>
          </table:table-cell>
          <table:table-cell table:style-name="ce2" table:formula="of:=SQRT(ABS(1+[.A30]))" office:value-type="float" office:value="0.774596669241484">
            <text:p>0,775</text:p>
          </table:table-cell>
          <table:table-cell table:style-name="ce2" table:formula="of:=SQRT(ABS(1+[.A30]))" office:value-type="float" office:value="0.774596669241484">
            <text:p>0,775</text:p>
          </table:table-cell>
          <table:table-cell table:number-columns-repeated="1021"/>
        </table:table-row>
        <table:table-row table:style-name="ro2">
          <table:table-cell table:formula="of:=[.A30]+dt" office:value-type="float" office:value="-0.325">
            <text:p>-0,325</text:p>
          </table:table-cell>
          <table:table-cell table:style-name="ce2" table:formula="of:=SQRT(ABS(1+[.A31]))" office:value-type="float" office:value="0.821583836257749">
            <text:p>0,822</text:p>
          </table:table-cell>
          <table:table-cell table:style-name="ce2" table:formula="of:=SQRT(ABS(1+[.A31]))" office:value-type="float" office:value="0.821583836257749">
            <text:p>0,822</text:p>
          </table:table-cell>
          <table:table-cell table:number-columns-repeated="1021"/>
        </table:table-row>
        <table:table-row table:style-name="ro2">
          <table:table-cell table:formula="of:=[.A31]+dt" office:value-type="float" office:value="-0.25">
            <text:p>-0,25</text:p>
          </table:table-cell>
          <table:table-cell table:style-name="ce2" table:formula="of:=SQRT(ABS(1+[.A32]))" office:value-type="float" office:value="0.866025403784439">
            <text:p>0,866</text:p>
          </table:table-cell>
          <table:table-cell table:style-name="ce2" table:formula="of:=SQRT(ABS(1+[.A32]))" office:value-type="float" office:value="0.866025403784439">
            <text:p>0,866</text:p>
          </table:table-cell>
          <table:table-cell table:number-columns-repeated="1021"/>
        </table:table-row>
        <table:table-row table:style-name="ro2">
          <table:table-cell table:formula="of:=[.A32]+dt" office:value-type="float" office:value="-0.175">
            <text:p>-0,175</text:p>
          </table:table-cell>
          <table:table-cell table:style-name="ce2" table:formula="of:=SQRT(ABS(1+[.A33]))" office:value-type="float" office:value="0.908295106229248">
            <text:p>0,908</text:p>
          </table:table-cell>
          <table:table-cell table:style-name="ce2" table:formula="of:=SQRT(ABS(1+[.A33]))" office:value-type="float" office:value="0.908295106229248">
            <text:p>0,908</text:p>
          </table:table-cell>
          <table:table-cell table:number-columns-repeated="1021"/>
        </table:table-row>
        <table:table-row table:style-name="ro2">
          <table:table-cell table:formula="of:=[.A33]+dt" office:value-type="float" office:value="-0.0999999999999998">
            <text:p>-0,1</text:p>
          </table:table-cell>
          <table:table-cell table:style-name="ce2" table:formula="of:=SQRT(ABS(1+[.A34]))" office:value-type="float" office:value="0.948683298050514">
            <text:p>0,949</text:p>
          </table:table-cell>
          <table:table-cell table:style-name="ce2" table:formula="of:=SQRT(ABS(1+[.A34]))" office:value-type="float" office:value="0.948683298050514">
            <text:p>0,949</text:p>
          </table:table-cell>
          <table:table-cell table:number-columns-repeated="1021"/>
        </table:table-row>
        <table:table-row table:style-name="ro2">
          <table:table-cell table:formula="of:=[.A34]+dt" office:value-type="float" office:value="-0.0249999999999998">
            <text:p>-0,025</text:p>
          </table:table-cell>
          <table:table-cell table:style-name="ce2" table:formula="of:=SQRT(ABS(1+[.A35]))" office:value-type="float" office:value="0.987420882906575">
            <text:p>0,987</text:p>
          </table:table-cell>
          <table:table-cell table:style-name="ce2" table:formula="of:=SQRT(ABS(1+[.A35]))" office:value-type="float" office:value="0.987420882906575">
            <text:p>0,987</text:p>
          </table:table-cell>
          <table:table-cell table:number-columns-repeated="1021"/>
        </table:table-row>
        <table:table-row table:style-name="ro2">
          <table:table-cell table:formula="of:=[.A35]+dt" office:value-type="float" office:value="0.0500000000000002">
            <text:p>0,05</text:p>
          </table:table-cell>
          <table:table-cell table:style-name="ce2" table:formula="of:=SQRT(ABS(1+[.A36]))" office:value-type="float" office:value="1.02469507659596">
            <text:p>1,025</text:p>
          </table:table-cell>
          <table:table-cell table:style-name="ce2" table:formula="of:=SQRT(ABS(1+[.A36]))" office:value-type="float" office:value="1.02469507659596">
            <text:p>1,025</text:p>
          </table:table-cell>
          <table:table-cell table:number-columns-repeated="1021"/>
        </table:table-row>
        <table:table-row table:style-name="ro2">
          <table:table-cell table:formula="of:=[.A36]+dt" office:value-type="float" office:value="0.125">
            <text:p>0,125</text:p>
          </table:table-cell>
          <table:table-cell table:style-name="ce2" table:formula="of:=SQRT(ABS(1+[.A37]))" office:value-type="float" office:value="1.06066017177982">
            <text:p>1,061</text:p>
          </table:table-cell>
          <table:table-cell table:style-name="ce2" table:formula="of:=SQRT(ABS(1+[.A37]))" office:value-type="float" office:value="1.06066017177982">
            <text:p>1,061</text:p>
          </table:table-cell>
          <table:table-cell table:number-columns-repeated="1021"/>
        </table:table-row>
        <table:table-row table:style-name="ro2">
          <table:table-cell table:formula="of:=[.A37]+dt" office:value-type="float" office:value="0.2">
            <text:p>0,2</text:p>
          </table:table-cell>
          <table:table-cell table:style-name="ce2" table:formula="of:=SQRT(ABS(1+[.A38]))" office:value-type="float" office:value="1.09544511501033">
            <text:p>1,095</text:p>
          </table:table-cell>
          <table:table-cell table:style-name="ce2" table:formula="of:=SQRT(ABS(1+[.A38]))" office:value-type="float" office:value="1.09544511501033">
            <text:p>1,095</text:p>
          </table:table-cell>
          <table:table-cell table:number-columns-repeated="1021"/>
        </table:table-row>
        <table:table-row table:style-name="ro2">
          <table:table-cell table:formula="of:=[.A38]+dt" office:value-type="float" office:value="0.275">
            <text:p>0,275</text:p>
          </table:table-cell>
          <table:table-cell table:style-name="ce2" table:formula="of:=SQRT(ABS(1+[.A39]))" office:value-type="float" office:value="1.12915897906362">
            <text:p>1,129</text:p>
          </table:table-cell>
          <table:table-cell table:style-name="ce2" table:formula="of:=SQRT(ABS(1+[.A39]))" office:value-type="float" office:value="1.12915897906362">
            <text:p>1,129</text:p>
          </table:table-cell>
          <table:table-cell table:number-columns-repeated="1021"/>
        </table:table-row>
        <table:table-row table:style-name="ro2">
          <table:table-cell table:formula="of:=[.A39]+dt" office:value-type="float" office:value="0.35">
            <text:p>0,35</text:p>
          </table:table-cell>
          <table:table-cell table:style-name="ce2" table:formula="of:=SQRT(ABS(1+[.A40]))" office:value-type="float" office:value="1.16189500386223">
            <text:p>1,162</text:p>
          </table:table-cell>
          <table:table-cell table:style-name="ce2" table:formula="of:=SQRT(ABS(1+[.A40]))" office:value-type="float" office:value="1.16189500386223">
            <text:p>1,162</text:p>
          </table:table-cell>
          <table:table-cell table:number-columns-repeated="1021"/>
        </table:table-row>
        <table:table-row table:style-name="ro2">
          <table:table-cell table:formula="of:=[.A40]+dt" office:value-type="float" office:value="0.425">
            <text:p>0,425</text:p>
          </table:table-cell>
          <table:table-cell table:style-name="ce2" table:formula="of:=SQRT(ABS(1+[.A41]))" office:value-type="float" office:value="1.19373363863133">
            <text:p>1,194</text:p>
          </table:table-cell>
          <table:table-cell table:style-name="ce2" table:formula="of:=SQRT(ABS(1+[.A41]))" office:value-type="float" office:value="1.19373363863133">
            <text:p>1,194</text:p>
          </table:table-cell>
          <table:table-cell table:number-columns-repeated="1021"/>
        </table:table-row>
        <table:table-row table:style-name="ro2">
          <table:table-cell table:formula="of:=[.A41]+dt" office:value-type="float" office:value="0.5">
            <text:p>0,5</text:p>
          </table:table-cell>
          <table:table-cell table:style-name="ce2" table:formula="of:=SQRT(ABS(1+[.A42]))" office:value-type="float" office:value="1.22474487139159">
            <text:p>1,225</text:p>
          </table:table-cell>
          <table:table-cell table:style-name="ce2" table:formula="of:=SQRT(ABS(1+[.A42]))" office:value-type="float" office:value="1.22474487139159">
            <text:p>1,225</text:p>
          </table:table-cell>
          <table:table-cell table:number-columns-repeated="1021"/>
        </table:table-row>
        <table:table-row table:style-name="ro2">
          <table:table-cell table:formula="of:=[.A42]+dt" office:value-type="float" office:value="0.575">
            <text:p>0,575</text:p>
          </table:table-cell>
          <table:table-cell table:style-name="ce2" table:formula="of:=SQRT(ABS(1+[.A43]))" office:value-type="float" office:value="1.25499003980111">
            <text:p>1,255</text:p>
          </table:table-cell>
          <table:table-cell table:style-name="ce2" table:formula="of:=SQRT(ABS(1+[.A43]))" office:value-type="float" office:value="1.25499003980111">
            <text:p>1,255</text:p>
          </table:table-cell>
          <table:table-cell table:number-columns-repeated="1021"/>
        </table:table-row>
        <table:table-row table:style-name="ro2">
          <table:table-cell table:formula="of:=[.A43]+dt" office:value-type="float" office:value="0.65">
            <text:p>0,65</text:p>
          </table:table-cell>
          <table:table-cell table:style-name="ce2" table:formula="of:=SQRT(ABS(1+[.A44]))" office:value-type="float" office:value="1.28452325786651">
            <text:p>1,285</text:p>
          </table:table-cell>
          <table:table-cell table:style-name="ce2" table:formula="of:=SQRT(ABS(1+[.A44]))" office:value-type="float" office:value="1.28452325786651">
            <text:p>1,285</text:p>
          </table:table-cell>
          <table:table-cell table:number-columns-repeated="1021"/>
        </table:table-row>
        <table:table-row table:style-name="ro2">
          <table:table-cell table:formula="of:=[.A44]+dt" office:value-type="float" office:value="0.725">
            <text:p>0,725</text:p>
          </table:table-cell>
          <table:table-cell table:style-name="ce2" table:formula="of:=SQRT(ABS(1+[.A45]))" office:value-type="float" office:value="1.31339255365637">
            <text:p>1,313</text:p>
          </table:table-cell>
          <table:table-cell table:style-name="ce2" table:formula="of:=SQRT(ABS(1+[.A45]))" office:value-type="float" office:value="1.31339255365637">
            <text:p>1,313</text:p>
          </table:table-cell>
          <table:table-cell table:number-columns-repeated="1021"/>
        </table:table-row>
        <table:table-row table:style-name="ro2">
          <table:table-cell table:formula="of:=[.A45]+dt" office:value-type="float" office:value="0.8">
            <text:p>0,8</text:p>
          </table:table-cell>
          <table:table-cell table:style-name="ce2" table:formula="of:=SQRT(ABS(1+[.A46]))" office:value-type="float" office:value="1.34164078649987">
            <text:p>1,342</text:p>
          </table:table-cell>
          <table:table-cell table:style-name="ce2" table:formula="of:=SQRT(ABS(1+[.A46]))" office:value-type="float" office:value="1.34164078649987">
            <text:p>1,342</text:p>
          </table:table-cell>
          <table:table-cell table:number-columns-repeated="1021"/>
        </table:table-row>
        <table:table-row table:style-name="ro2">
          <table:table-cell table:formula="of:=[.A46]+dt" office:value-type="float" office:value="0.875">
            <text:p>0,875</text:p>
          </table:table-cell>
          <table:table-cell table:style-name="ce2" table:formula="of:=SQRT(ABS(1+[.A47]))" office:value-type="float" office:value="1.36930639376292">
            <text:p>1,369</text:p>
          </table:table-cell>
          <table:table-cell table:style-name="ce2" table:formula="of:=SQRT(ABS(1+[.A47]))" office:value-type="float" office:value="1.36930639376292">
            <text:p>1,369</text:p>
          </table:table-cell>
          <table:table-cell table:number-columns-repeated="1021"/>
        </table:table-row>
        <table:table-row table:style-name="ro2">
          <table:table-cell table:formula="of:=[.A47]+dt" office:value-type="float" office:value="0.95">
            <text:p>0,95</text:p>
          </table:table-cell>
          <table:table-cell table:style-name="ce2" table:formula="of:=SQRT(ABS(1+[.A48]))" office:value-type="float" office:value="1.39642400437689">
            <text:p>1,396</text:p>
          </table:table-cell>
          <table:table-cell table:style-name="ce2" table:formula="of:=SQRT(ABS(1+[.A48]))" office:value-type="float" office:value="1.39642400437689">
            <text:p>1,396</text:p>
          </table:table-cell>
          <table:table-cell table:number-columns-repeated="1021"/>
        </table:table-row>
        <table:table-row table:style-name="ro2">
          <table:table-cell table:formula="of:=[.A48]+dt" office:value-type="float" office:value="1.025">
            <text:p>1,025</text:p>
          </table:table-cell>
          <table:table-cell table:style-name="ce2" table:formula="of:=SQRT(ABS(1+[.A49]))" office:value-type="float" office:value="1.42302494707577">
            <text:p>1,423</text:p>
          </table:table-cell>
          <table:table-cell table:style-name="ce2" table:formula="of:=SQRT(ABS(1+[.A49]))" office:value-type="float" office:value="1.42302494707577">
            <text:p>1,423</text:p>
          </table:table-cell>
          <table:table-cell table:number-columns-repeated="1021"/>
        </table:table-row>
        <table:table-row table:style-name="ro2">
          <table:table-cell table:formula="of:=[.A49]+dt" office:value-type="float" office:value="1.1">
            <text:p>1,1</text:p>
          </table:table-cell>
          <table:table-cell table:style-name="ce2" table:formula="of:=SQRT(ABS(1+[.A50]))" office:value-type="float" office:value="1.44913767461894">
            <text:p>1,449</text:p>
          </table:table-cell>
          <table:table-cell table:style-name="ce2" table:formula="of:=SQRT(ABS(1+[.A50]))" office:value-type="float" office:value="1.44913767461894">
            <text:p>1,449</text:p>
          </table:table-cell>
          <table:table-cell table:number-columns-repeated="1021"/>
        </table:table-row>
        <table:table-row table:style-name="ro2">
          <table:table-cell table:formula="of:=[.A50]+dt" office:value-type="float" office:value="1.175">
            <text:p>1,175</text:p>
          </table:table-cell>
          <table:table-cell table:style-name="ce2" table:formula="of:=SQRT(ABS(1+[.A51]))" office:value-type="float" office:value="1.47478812037526">
            <text:p>1,475</text:p>
          </table:table-cell>
          <table:table-cell table:style-name="ce2" table:formula="of:=SQRT(ABS(1+[.A51]))" office:value-type="float" office:value="1.47478812037526">
            <text:p>1,475</text:p>
          </table:table-cell>
          <table:table-cell table:number-columns-repeated="1021"/>
        </table:table-row>
        <table:table-row table:style-name="ro2">
          <table:table-cell table:formula="of:=[.A51]+dt" office:value-type="float" office:value="1.25">
            <text:p>1,25</text:p>
          </table:table-cell>
          <table:table-cell table:style-name="ce2" table:formula="of:=SQRT(ABS(1+[.A52]))" office:value-type="float" office:value="1.5">
            <text:p>1,500</text:p>
          </table:table-cell>
          <table:table-cell table:style-name="ce2" table:formula="of:=SQRT(ABS(1+[.A52]))" office:value-type="float" office:value="1.5">
            <text:p>1,500</text:p>
          </table:table-cell>
          <table:table-cell table:number-columns-repeated="1021"/>
        </table:table-row>
        <table:table-row table:style-name="ro2">
          <table:table-cell table:formula="of:=[.A52]+dt" office:value-type="float" office:value="1.325">
            <text:p>1,325</text:p>
          </table:table-cell>
          <table:table-cell table:style-name="ce2" table:formula="of:=SQRT(ABS(1+[.A53]))" office:value-type="float" office:value="1.52479506819769">
            <text:p>1,525</text:p>
          </table:table-cell>
          <table:table-cell table:style-name="ce2" table:formula="of:=SQRT(ABS(1+[.A53]))" office:value-type="float" office:value="1.52479506819769">
            <text:p>1,525</text:p>
          </table:table-cell>
          <table:table-cell table:number-columns-repeated="1021"/>
        </table:table-row>
        <table:table-row table:style-name="ro2">
          <table:table-cell table:formula="of:=[.A53]+dt" office:value-type="float" office:value="1.4">
            <text:p>1,4</text:p>
          </table:table-cell>
          <table:table-cell table:style-name="ce2" table:formula="of:=SQRT(ABS(1+[.A54]))" office:value-type="float" office:value="1.54919333848297">
            <text:p>1,549</text:p>
          </table:table-cell>
          <table:table-cell table:style-name="ce2" table:formula="of:=SQRT(ABS(1+[.A54]))" office:value-type="float" office:value="1.54919333848297">
            <text:p>1,549</text:p>
          </table:table-cell>
          <table:table-cell table:number-columns-repeated="1021"/>
        </table:table-row>
        <table:table-row table:style-name="ro2">
          <table:table-cell table:formula="of:=[.A54]+dt" office:value-type="float" office:value="1.475">
            <text:p>1,475</text:p>
          </table:table-cell>
          <table:table-cell table:style-name="ce2" table:formula="of:=SQRT(ABS(1+[.A55]))" office:value-type="float" office:value="1.57321327225523">
            <text:p>1,573</text:p>
          </table:table-cell>
          <table:table-cell table:style-name="ce2" table:formula="of:=SQRT(ABS(1+[.A55]))" office:value-type="float" office:value="1.57321327225523">
            <text:p>1,573</text:p>
          </table:table-cell>
          <table:table-cell table:number-columns-repeated="1021"/>
        </table:table-row>
        <table:table-row table:style-name="ro2">
          <table:table-cell table:formula="of:=[.A55]+dt" office:value-type="float" office:value="1.55">
            <text:p>1,55</text:p>
          </table:table-cell>
          <table:table-cell table:style-name="ce2" table:formula="of:=SQRT(ABS(1+[.A56]))" office:value-type="float" office:value="1.59687194226713">
            <text:p>1,597</text:p>
          </table:table-cell>
          <table:table-cell table:style-name="ce2" table:formula="of:=SQRT(ABS(1+[.A56]))" office:value-type="float" office:value="1.59687194226713">
            <text:p>1,597</text:p>
          </table:table-cell>
          <table:table-cell table:number-columns-repeated="1021"/>
        </table:table-row>
        <table:table-row table:style-name="ro2">
          <table:table-cell table:formula="of:=[.A56]+dt" office:value-type="float" office:value="1.625">
            <text:p>1,625</text:p>
          </table:table-cell>
          <table:table-cell table:style-name="ce2" table:formula="of:=SQRT(ABS(1+[.A57]))" office:value-type="float" office:value="1.62018517460196">
            <text:p>1,620</text:p>
          </table:table-cell>
          <table:table-cell table:style-name="ce2" table:formula="of:=SQRT(ABS(1+[.A57]))" office:value-type="float" office:value="1.62018517460196">
            <text:p>1,620</text:p>
          </table:table-cell>
          <table:table-cell table:number-columns-repeated="1021"/>
        </table:table-row>
        <table:table-row table:style-name="ro2">
          <table:table-cell table:formula="of:=[.A57]+dt" office:value-type="float" office:value="1.7">
            <text:p>1,7</text:p>
          </table:table-cell>
          <table:table-cell table:style-name="ce2" table:formula="of:=SQRT(ABS(1+[.A58]))" office:value-type="float" office:value="1.6431676725155">
            <text:p>1,643</text:p>
          </table:table-cell>
          <table:table-cell table:style-name="ce2" table:formula="of:=SQRT(ABS(1+[.A58]))" office:value-type="float" office:value="1.6431676725155">
            <text:p>1,643</text:p>
          </table:table-cell>
          <table:table-cell table:number-columns-repeated="1021"/>
        </table:table-row>
        <table:table-row table:style-name="ro2">
          <table:table-cell table:formula="of:=[.A58]+dt" office:value-type="float" office:value="1.775">
            <text:p>1,775</text:p>
          </table:table-cell>
          <table:table-cell table:style-name="ce2" table:formula="of:=SQRT(ABS(1+[.A59]))" office:value-type="float" office:value="1.66583312489577">
            <text:p>1,666</text:p>
          </table:table-cell>
          <table:table-cell table:style-name="ce2" table:formula="of:=SQRT(ABS(1+[.A59]))" office:value-type="float" office:value="1.66583312489577">
            <text:p>1,666</text:p>
          </table:table-cell>
          <table:table-cell table:number-columns-repeated="1021"/>
        </table:table-row>
        <table:table-row table:style-name="ro2">
          <table:table-cell table:formula="of:=[.A59]+dt" office:value-type="float" office:value="1.85">
            <text:p>1,85</text:p>
          </table:table-cell>
          <table:table-cell table:style-name="ce2" table:formula="of:=SQRT(ABS(1+[.A60]))" office:value-type="float" office:value="1.68819430161341">
            <text:p>1,688</text:p>
          </table:table-cell>
          <table:table-cell table:style-name="ce2" table:formula="of:=SQRT(ABS(1+[.A60]))" office:value-type="float" office:value="1.68819430161341">
            <text:p>1,688</text:p>
          </table:table-cell>
          <table:table-cell table:number-columns-repeated="1021"/>
        </table:table-row>
        <table:table-row table:style-name="ro2">
          <table:table-cell table:formula="of:=[.A60]+dt" office:value-type="float" office:value="1.925">
            <text:p>1,925</text:p>
          </table:table-cell>
          <table:table-cell table:style-name="ce2" table:formula="of:=SQRT(ABS(1+[.A61]))" office:value-type="float" office:value="1.71026313764871">
            <text:p>1,710</text:p>
          </table:table-cell>
          <table:table-cell table:style-name="ce2" table:formula="of:=SQRT(ABS(1+[.A61]))" office:value-type="float" office:value="1.71026313764871">
            <text:p>1,710</text:p>
          </table:table-cell>
          <table:table-cell table:number-columns-repeated="1021"/>
        </table:table-row>
        <table:table-row table:style-name="ro2">
          <table:table-cell table:formula="of:=[.A61]+dt" office:value-type="float" office:value="2">
            <text:p>2</text:p>
          </table:table-cell>
          <table:table-cell table:style-name="ce2" table:formula="of:=SQRT(ABS(1+[.A62]))" office:value-type="float" office:value="1.73205080756888">
            <text:p>1,732</text:p>
          </table:table-cell>
          <table:table-cell table:style-name="ce2" table:formula="of:=SQRT(ABS(1+[.A62]))" office:value-type="float" office:value="1.73205080756888">
            <text:p>1,732</text:p>
          </table:table-cell>
          <table:table-cell table:number-columns-repeated="1021"/>
        </table:table-row>
        <table:table-row table:style-name="ro2">
          <table:table-cell table:formula="of:=[.A62]+dt" office:value-type="float" office:value="2.075">
            <text:p>2,075</text:p>
          </table:table-cell>
          <table:table-cell table:style-name="ce2" table:formula="of:=SQRT(ABS(1+[.A63]))" office:value-type="float" office:value="1.75356779167502">
            <text:p>1,754</text:p>
          </table:table-cell>
          <table:table-cell table:style-name="ce2" table:formula="of:=SQRT(ABS(1+[.A63]))" office:value-type="float" office:value="1.75356779167502">
            <text:p>1,754</text:p>
          </table:table-cell>
          <table:table-cell table:number-columns-repeated="1021"/>
        </table:table-row>
        <table:table-row table:style-name="ro2">
          <table:table-cell table:formula="of:=[.A63]+dt" office:value-type="float" office:value="2.15">
            <text:p>2,15</text:p>
          </table:table-cell>
          <table:table-cell table:style-name="ce2" table:formula="of:=SQRT(ABS(1+[.A64]))" office:value-type="float" office:value="1.77482393492988">
            <text:p>1,775</text:p>
          </table:table-cell>
          <table:table-cell table:style-name="ce2" table:formula="of:=SQRT(ABS(1+[.A64]))" office:value-type="float" office:value="1.77482393492988">
            <text:p>1,775</text:p>
          </table:table-cell>
          <table:table-cell table:number-columns-repeated="1021"/>
        </table:table-row>
        <table:table-row table:style-name="ro2">
          <table:table-cell table:formula="of:=[.A64]+dt" office:value-type="float" office:value="2.225">
            <text:p>2,225</text:p>
          </table:table-cell>
          <table:table-cell table:style-name="ce2" table:formula="of:=SQRT(ABS(1+[.A65]))" office:value-type="float" office:value="1.7958284996068">
            <text:p>1,796</text:p>
          </table:table-cell>
          <table:table-cell table:style-name="ce2" table:formula="of:=SQRT(ABS(1+[.A65]))" office:value-type="float" office:value="1.7958284996068">
            <text:p>1,796</text:p>
          </table:table-cell>
          <table:table-cell table:number-columns-repeated="1021"/>
        </table:table-row>
        <table:table-row table:style-name="ro2">
          <table:table-cell table:formula="of:=[.A65]+dt" office:value-type="float" office:value="2.3">
            <text:p>2,3</text:p>
          </table:table-cell>
          <table:table-cell table:style-name="ce2" table:formula="of:=SQRT(ABS(1+[.A66]))" office:value-type="float" office:value="1.8165902124585">
            <text:p>1,817</text:p>
          </table:table-cell>
          <table:table-cell table:style-name="ce2" table:formula="of:=SQRT(ABS(1+[.A66]))" office:value-type="float" office:value="1.8165902124585">
            <text:p>1,817</text:p>
          </table:table-cell>
          <table:table-cell table:number-columns-repeated="1021"/>
        </table:table-row>
        <table:table-row table:style-name="ro2">
          <table:table-cell table:formula="of:=[.A66]+dt" office:value-type="float" office:value="2.375">
            <text:p>2,375</text:p>
          </table:table-cell>
          <table:table-cell table:style-name="ce2" table:formula="of:=SQRT(ABS(1+[.A67]))" office:value-type="float" office:value="1.83711730708738">
            <text:p>1,837</text:p>
          </table:table-cell>
          <table:table-cell table:style-name="ce2" table:formula="of:=SQRT(ABS(1+[.A67]))" office:value-type="float" office:value="1.83711730708738">
            <text:p>1,837</text:p>
          </table:table-cell>
          <table:table-cell table:number-columns-repeated="1021"/>
        </table:table-row>
        <table:table-row table:style-name="ro2">
          <table:table-cell table:formula="of:=[.A67]+dt" office:value-type="float" office:value="2.45">
            <text:p>2,45</text:p>
          </table:table-cell>
          <table:table-cell table:style-name="ce2" table:formula="of:=SQRT(ABS(1+[.A68]))" office:value-type="float" office:value="1.85741756210067">
            <text:p>1,857</text:p>
          </table:table-cell>
          <table:table-cell table:style-name="ce2" table:formula="of:=SQRT(ABS(1+[.A68]))" office:value-type="float" office:value="1.85741756210067">
            <text:p>1,857</text:p>
          </table:table-cell>
          <table:table-cell table:number-columns-repeated="1021"/>
        </table:table-row>
        <table:table-row table:style-name="ro2">
          <table:table-cell table:formula="of:=[.A68]+dt" office:value-type="float" office:value="2.525">
            <text:p>2,525</text:p>
          </table:table-cell>
          <table:table-cell table:style-name="ce2" table:formula="of:=SQRT(ABS(1+[.A69]))" office:value-type="float" office:value="1.87749833555186">
            <text:p>1,877</text:p>
          </table:table-cell>
          <table:table-cell table:style-name="ce2" table:formula="of:=SQRT(ABS(1+[.A69]))" office:value-type="float" office:value="1.87749833555186">
            <text:p>1,877</text:p>
          </table:table-cell>
          <table:table-cell table:number-columns-repeated="1021"/>
        </table:table-row>
        <table:table-row table:style-name="ro2">
          <table:table-cell table:formula="of:=[.A69]+dt" office:value-type="float" office:value="2.6">
            <text:p>2,6</text:p>
          </table:table-cell>
          <table:table-cell table:style-name="ce2" table:formula="of:=SQRT(ABS(1+[.A70]))" office:value-type="float" office:value="1.89736659610103">
            <text:p>1,897</text:p>
          </table:table-cell>
          <table:table-cell table:style-name="ce2" table:formula="of:=SQRT(ABS(1+[.A70]))" office:value-type="float" office:value="1.89736659610103">
            <text:p>1,897</text:p>
          </table:table-cell>
          <table:table-cell table:number-columns-repeated="1021"/>
        </table:table-row>
        <table:table-row table:style-name="ro2">
          <table:table-cell table:formula="of:=[.A70]+dt" office:value-type="float" office:value="2.675">
            <text:p>2,675</text:p>
          </table:table-cell>
          <table:table-cell table:style-name="ce2" table:formula="of:=SQRT(ABS(1+[.A71]))" office:value-type="float" office:value="1.91702895126808">
            <text:p>1,917</text:p>
          </table:table-cell>
          <table:table-cell table:style-name="ce2" table:formula="of:=SQRT(ABS(1+[.A71]))" office:value-type="float" office:value="1.91702895126808">
            <text:p>1,917</text:p>
          </table:table-cell>
          <table:table-cell table:number-columns-repeated="1021"/>
        </table:table-row>
        <table:table-row table:style-name="ro2">
          <table:table-cell table:formula="of:=[.A71]+dt" office:value-type="float" office:value="2.75">
            <text:p>2,75</text:p>
          </table:table-cell>
          <table:table-cell table:style-name="ce2" table:formula="of:=SQRT(ABS(1+[.A72]))" office:value-type="float" office:value="1.93649167310371">
            <text:p>1,936</text:p>
          </table:table-cell>
          <table:table-cell table:style-name="ce2" table:formula="of:=SQRT(ABS(1+[.A72]))" office:value-type="float" office:value="1.93649167310371">
            <text:p>1,936</text:p>
          </table:table-cell>
          <table:table-cell table:number-columns-repeated="1021"/>
        </table:table-row>
        <table:table-row table:style-name="ro2">
          <table:table-cell table:formula="of:=[.A72]+dt" office:value-type="float" office:value="2.825">
            <text:p>2,825</text:p>
          </table:table-cell>
          <table:table-cell table:style-name="ce2" table:formula="of:=SQRT(ABS(1+[.A73]))" office:value-type="float" office:value="1.95576072156079">
            <text:p>1,956</text:p>
          </table:table-cell>
          <table:table-cell table:style-name="ce2" table:formula="of:=SQRT(ABS(1+[.A73]))" office:value-type="float" office:value="1.95576072156079">
            <text:p>1,956</text:p>
          </table:table-cell>
          <table:table-cell table:number-columns-repeated="1021"/>
        </table:table-row>
        <table:table-row table:style-name="ro2">
          <table:table-cell table:formula="of:=[.A73]+dt" office:value-type="float" office:value="2.9">
            <text:p>2,9</text:p>
          </table:table-cell>
          <table:table-cell table:style-name="ce2" table:formula="of:=SQRT(ABS(1+[.A74]))" office:value-type="float" office:value="1.97484176581315">
            <text:p>1,975</text:p>
          </table:table-cell>
          <table:table-cell table:style-name="ce2" table:formula="of:=SQRT(ABS(1+[.A74]))" office:value-type="float" office:value="1.97484176581315">
            <text:p>1,975</text:p>
          </table:table-cell>
          <table:table-cell table:number-columns-repeated="1021"/>
        </table:table-row>
        <table:table-row table:style-name="ro2">
          <table:table-cell table:formula="of:=[.A74]+dt" office:value-type="float" office:value="2.975">
            <text:p>2,975</text:p>
          </table:table-cell>
          <table:table-cell table:style-name="ce2" table:formula="of:=SQRT(ABS(1+[.A75]))" office:value-type="float" office:value="1.99374020373769">
            <text:p>1,994</text:p>
          </table:table-cell>
          <table:table-cell table:style-name="ce2" table:formula="of:=SQRT(ABS(1+[.A75]))" office:value-type="float" office:value="1.99374020373769">
            <text:p>1,994</text:p>
          </table:table-cell>
          <table:table-cell table:number-columns-repeated="1021"/>
        </table:table-row>
        <table:table-row table:style-name="ro2">
          <table:table-cell table:formula="of:=[.A75]+dt" office:value-type="float" office:value="3.05">
            <text:p>3,05</text:p>
          </table:table-cell>
          <table:table-cell table:style-name="ce2" table:formula="of:=SQRT(ABS(1+[.A76]))" office:value-type="float" office:value="2.01246117974981">
            <text:p>2,012</text:p>
          </table:table-cell>
          <table:table-cell table:style-name="ce2" table:formula="of:=SQRT(ABS(1+[.A76]))" office:value-type="float" office:value="2.01246117974981">
            <text:p>2,012</text:p>
          </table:table-cell>
          <table:table-cell table:number-columns-repeated="1021"/>
        </table:table-row>
        <table:table-row table:style-name="ro2">
          <table:table-cell table:formula="of:=[.A76]+dt" office:value-type="float" office:value="3.125">
            <text:p>3,125</text:p>
          </table:table-cell>
          <table:table-cell table:style-name="ce2" table:formula="of:=SQRT(ABS(1+[.A77]))" office:value-type="float" office:value="2.03100960115899">
            <text:p>2,031</text:p>
          </table:table-cell>
          <table:table-cell table:style-name="ce2" table:formula="of:=SQRT(ABS(1+[.A77]))" office:value-type="float" office:value="2.03100960115899">
            <text:p>2,031</text:p>
          </table:table-cell>
          <table:table-cell table:number-columns-repeated="1021"/>
        </table:table-row>
        <table:table-row table:style-name="ro2">
          <table:table-cell table:formula="of:=[.A77]+dt" office:value-type="float" office:value="3.2">
            <text:p>3,2</text:p>
          </table:table-cell>
          <table:table-cell table:style-name="ce2" table:formula="of:=SQRT(ABS(1+[.A78]))" office:value-type="float" office:value="2.04939015319192">
            <text:p>2,049</text:p>
          </table:table-cell>
          <table:table-cell table:style-name="ce2" table:formula="of:=SQRT(ABS(1+[.A78]))" office:value-type="float" office:value="2.04939015319192">
            <text:p>2,049</text:p>
          </table:table-cell>
          <table:table-cell table:number-columns-repeated="1021"/>
        </table:table-row>
        <table:table-row table:style-name="ro2">
          <table:table-cell table:formula="of:=[.A78]+dt" office:value-type="float" office:value="3.275">
            <text:p>3,275</text:p>
          </table:table-cell>
          <table:table-cell table:style-name="ce2" table:formula="of:=SQRT(ABS(1+[.A79]))" office:value-type="float" office:value="2.06760731281353">
            <text:p>2,068</text:p>
          </table:table-cell>
          <table:table-cell table:style-name="ce2" table:formula="of:=SQRT(ABS(1+[.A79]))" office:value-type="float" office:value="2.06760731281353">
            <text:p>2,068</text:p>
          </table:table-cell>
          <table:table-cell table:number-columns-repeated="1021"/>
        </table:table-row>
        <table:table-row table:style-name="ro2">
          <table:table-cell table:formula="of:=[.A79]+dt" office:value-type="float" office:value="3.35">
            <text:p>3,35</text:p>
          </table:table-cell>
          <table:table-cell table:style-name="ce2" table:formula="of:=SQRT(ABS(1+[.A80]))" office:value-type="float" office:value="2.08566536146142">
            <text:p>2,086</text:p>
          </table:table-cell>
          <table:table-cell table:style-name="ce2" table:formula="of:=SQRT(ABS(1+[.A80]))" office:value-type="float" office:value="2.08566536146142">
            <text:p>2,086</text:p>
          </table:table-cell>
          <table:table-cell table:number-columns-repeated="1021"/>
        </table:table-row>
        <table:table-row table:style-name="ro2">
          <table:table-cell table:formula="of:=[.A80]+dt" office:value-type="float" office:value="3.425">
            <text:p>3,425</text:p>
          </table:table-cell>
          <table:table-cell table:style-name="ce2" table:formula="of:=SQRT(ABS(1+[.A81]))" office:value-type="float" office:value="2.10356839679626">
            <text:p>2,104</text:p>
          </table:table-cell>
          <table:table-cell table:style-name="ce2" table:formula="of:=SQRT(ABS(1+[.A81]))" office:value-type="float" office:value="2.10356839679626">
            <text:p>2,104</text:p>
          </table:table-cell>
          <table:table-cell table:number-columns-repeated="1021"/>
        </table:table-row>
        <table:table-row table:style-name="ro2">
          <table:table-cell table:formula="of:=[.A81]+dt" office:value-type="float" office:value="3.5">
            <text:p>3,5</text:p>
          </table:table-cell>
          <table:table-cell table:style-name="ce2" table:formula="of:=SQRT(ABS(1+[.A82]))" office:value-type="float" office:value="2.12132034355964">
            <text:p>2,121</text:p>
          </table:table-cell>
          <table:table-cell table:style-name="ce2" table:formula="of:=SQRT(ABS(1+[.A82]))" office:value-type="float" office:value="2.12132034355964">
            <text:p>2,121</text:p>
          </table:table-cell>
          <table:table-cell table:number-columns-repeated="1021"/>
        </table:table-row>
        <table:table-row table:style-name="ro2">
          <table:table-cell table:formula="of:=[.A82]+dt" office:value-type="float" office:value="3.575">
            <text:p>3,575</text:p>
          </table:table-cell>
          <table:table-cell table:style-name="ce2" table:formula="of:=SQRT(ABS(1+[.A83]))" office:value-type="float" office:value="2.13892496362074">
            <text:p>2,139</text:p>
          </table:table-cell>
          <table:table-cell table:style-name="ce2" table:formula="of:=SQRT(ABS(1+[.A83]))" office:value-type="float" office:value="2.13892496362074">
            <text:p>2,139</text:p>
          </table:table-cell>
          <table:table-cell table:number-columns-repeated="1021"/>
        </table:table-row>
        <table:table-row table:style-name="ro2">
          <table:table-cell table:formula="of:=[.A83]+dt" office:value-type="float" office:value="3.65">
            <text:p>3,65</text:p>
          </table:table-cell>
          <table:table-cell table:style-name="ce2" table:formula="of:=SQRT(ABS(1+[.A84]))" office:value-type="float" office:value="2.15638586528478">
            <text:p>2,156</text:p>
          </table:table-cell>
          <table:table-cell table:style-name="ce2" table:formula="of:=SQRT(ABS(1+[.A84]))" office:value-type="float" office:value="2.15638586528478">
            <text:p>2,156</text:p>
          </table:table-cell>
          <table:table-cell table:number-columns-repeated="1021"/>
        </table:table-row>
        <table:table-row table:style-name="ro2">
          <table:table-cell table:formula="of:=[.A84]+dt" office:value-type="float" office:value="3.725">
            <text:p>3,725</text:p>
          </table:table-cell>
          <table:table-cell table:style-name="ce2" table:formula="of:=SQRT(ABS(1+[.A85]))" office:value-type="float" office:value="2.17370651192842">
            <text:p>2,174</text:p>
          </table:table-cell>
          <table:table-cell table:style-name="ce2" table:formula="of:=SQRT(ABS(1+[.A85]))" office:value-type="float" office:value="2.17370651192842">
            <text:p>2,174</text:p>
          </table:table-cell>
          <table:table-cell table:number-columns-repeated="1021"/>
        </table:table-row>
        <table:table-row table:style-name="ro2">
          <table:table-cell table:formula="of:=[.A85]+dt" office:value-type="float" office:value="3.8">
            <text:p>3,8</text:p>
          </table:table-cell>
          <table:table-cell table:style-name="ce2" table:formula="of:=SQRT(ABS(1+[.A86]))" office:value-type="float" office:value="2.19089023002067">
            <text:p>2,191</text:p>
          </table:table-cell>
          <table:table-cell table:style-name="ce2" table:formula="of:=SQRT(ABS(1+[.A86]))" office:value-type="float" office:value="2.19089023002067">
            <text:p>2,191</text:p>
          </table:table-cell>
          <table:table-cell table:number-columns-repeated="1021"/>
        </table:table-row>
        <table:table-row table:style-name="ro2">
          <table:table-cell table:formula="of:=[.A86]+dt" office:value-type="float" office:value="3.875">
            <text:p>3,875</text:p>
          </table:table-cell>
          <table:table-cell table:style-name="ce2" table:formula="of:=SQRT(ABS(1+[.A87]))" office:value-type="float" office:value="2.20794021658196">
            <text:p>2,208</text:p>
          </table:table-cell>
          <table:table-cell table:style-name="ce2" table:formula="of:=SQRT(ABS(1+[.A87]))" office:value-type="float" office:value="2.20794021658196">
            <text:p>2,208</text:p>
          </table:table-cell>
          <table:table-cell table:number-columns-repeated="1021"/>
        </table:table-row>
        <table:table-row table:style-name="ro2">
          <table:table-cell table:formula="of:=[.A87]+dt" office:value-type="float" office:value="3.95">
            <text:p>3,95</text:p>
          </table:table-cell>
          <table:table-cell table:style-name="ce2" table:formula="of:=SQRT(ABS(1+[.A88]))" office:value-type="float" office:value="2.2248595461287">
            <text:p>2,225</text:p>
          </table:table-cell>
          <table:table-cell table:style-name="ce2" table:formula="of:=SQRT(ABS(1+[.A88]))" office:value-type="float" office:value="2.2248595461287">
            <text:p>2,225</text:p>
          </table:table-cell>
          <table:table-cell table:number-columns-repeated="1021"/>
        </table:table-row>
        <table:table-row table:style-name="ro2">
          <table:table-cell table:formula="of:=[.A88]+dt" office:value-type="float" office:value="4.025">
            <text:p>4,025</text:p>
          </table:table-cell>
          <table:table-cell table:style-name="ce2" table:formula="of:=SQRT(ABS(1+[.A89]))" office:value-type="float" office:value="2.24165117714599">
            <text:p>2,242</text:p>
          </table:table-cell>
          <table:table-cell table:style-name="ce2" table:formula="of:=SQRT(ABS(1+[.A89]))" office:value-type="float" office:value="2.24165117714599">
            <text:p>2,242</text:p>
          </table:table-cell>
          <table:table-cell table:number-columns-repeated="1021"/>
        </table:table-row>
        <table:table-row table:style-name="ro2">
          <table:table-cell table:formula="of:=[.A89]+dt" office:value-type="float" office:value="4.1">
            <text:p>4,1</text:p>
          </table:table-cell>
          <table:table-cell table:style-name="ce2" table:formula="of:=SQRT(ABS(1+[.A90]))" office:value-type="float" office:value="2.25831795812724">
            <text:p>2,258</text:p>
          </table:table-cell>
          <table:table-cell table:style-name="ce2" table:formula="of:=SQRT(ABS(1+[.A90]))" office:value-type="float" office:value="2.25831795812724">
            <text:p>2,258</text:p>
          </table:table-cell>
          <table:table-cell table:number-columns-repeated="1021"/>
        </table:table-row>
        <table:table-row table:style-name="ro2">
          <table:table-cell table:formula="of:=[.A90]+dt" office:value-type="float" office:value="4.175">
            <text:p>4,175</text:p>
          </table:table-cell>
          <table:table-cell table:style-name="ce2" table:formula="of:=SQRT(ABS(1+[.A91]))" office:value-type="float" office:value="2.27486263321547">
            <text:p>2,275</text:p>
          </table:table-cell>
          <table:table-cell table:style-name="ce2" table:formula="of:=SQRT(ABS(1+[.A91]))" office:value-type="float" office:value="2.27486263321547">
            <text:p>2,275</text:p>
          </table:table-cell>
          <table:table-cell table:number-columns-repeated="1021"/>
        </table:table-row>
        <table:table-row table:style-name="ro2">
          <table:table-cell table:formula="of:=[.A91]+dt" office:value-type="float" office:value="4.25">
            <text:p>4,25</text:p>
          </table:table-cell>
          <table:table-cell table:style-name="ce2" table:formula="of:=SQRT(ABS(1+[.A92]))" office:value-type="float" office:value="2.29128784747792">
            <text:p>2,291</text:p>
          </table:table-cell>
          <table:table-cell table:style-name="ce2" table:formula="of:=SQRT(ABS(1+[.A92]))" office:value-type="float" office:value="2.29128784747792">
            <text:p>2,291</text:p>
          </table:table-cell>
          <table:table-cell table:number-columns-repeated="1021"/>
        </table:table-row>
        <table:table-row table:style-name="ro2">
          <table:table-cell table:formula="of:=[.A92]+dt" office:value-type="float" office:value="4.325">
            <text:p>4,325</text:p>
          </table:table-cell>
          <table:table-cell table:style-name="ce2" table:formula="of:=SQRT(ABS(1+[.A93]))" office:value-type="float" office:value="2.30759615184287">
            <text:p>2,308</text:p>
          </table:table-cell>
          <table:table-cell table:style-name="ce2" table:formula="of:=SQRT(ABS(1+[.A93]))" office:value-type="float" office:value="2.30759615184287">
            <text:p>2,308</text:p>
          </table:table-cell>
          <table:table-cell table:number-columns-repeated="1021"/>
        </table:table-row>
        <table:table-row table:style-name="ro2">
          <table:table-cell table:formula="of:=[.A93]+dt" office:value-type="float" office:value="4.40000000000001">
            <text:p>4,4</text:p>
          </table:table-cell>
          <table:table-cell table:style-name="ce2" table:formula="of:=SQRT(ABS(1+[.A94]))" office:value-type="float" office:value="2.32379000772445">
            <text:p>2,324</text:p>
          </table:table-cell>
          <table:table-cell table:style-name="ce2" table:formula="of:=SQRT(ABS(1+[.A94]))" office:value-type="float" office:value="2.32379000772445">
            <text:p>2,324</text:p>
          </table:table-cell>
          <table:table-cell table:number-columns-repeated="1021"/>
        </table:table-row>
        <table:table-row table:style-name="ro2">
          <table:table-cell table:formula="of:=[.A94]+dt" office:value-type="float" office:value="4.47500000000001">
            <text:p>4,475</text:p>
          </table:table-cell>
          <table:table-cell table:style-name="ce2" table:formula="of:=SQRT(ABS(1+[.A95]))" office:value-type="float" office:value="2.33987179135952">
            <text:p>2,340</text:p>
          </table:table-cell>
          <table:table-cell table:style-name="ce2" table:formula="of:=SQRT(ABS(1+[.A95]))" office:value-type="float" office:value="2.33987179135952">
            <text:p>2,340</text:p>
          </table:table-cell>
          <table:table-cell table:number-columns-repeated="1021"/>
        </table:table-row>
        <table:table-row table:style-name="ro2">
          <table:table-cell table:formula="of:=[.A95]+dt" office:value-type="float" office:value="4.55000000000001">
            <text:p>4,55</text:p>
          </table:table-cell>
          <table:table-cell table:style-name="ce2" table:formula="of:=SQRT(ABS(1+[.A96]))" office:value-type="float" office:value="2.35584379787795">
            <text:p>2,356</text:p>
          </table:table-cell>
          <table:table-cell table:style-name="ce2" table:formula="of:=SQRT(ABS(1+[.A96]))" office:value-type="float" office:value="2.35584379787795">
            <text:p>2,356</text:p>
          </table:table-cell>
          <table:table-cell table:number-columns-repeated="1021"/>
        </table:table-row>
        <table:table-row table:style-name="ro2">
          <table:table-cell table:formula="of:=[.A96]+dt" office:value-type="float" office:value="4.62500000000001">
            <text:p>4,625</text:p>
          </table:table-cell>
          <table:table-cell table:style-name="ce2" table:formula="of:=SQRT(ABS(1+[.A97]))" office:value-type="float" office:value="2.37170824512629">
            <text:p>2,372</text:p>
          </table:table-cell>
          <table:table-cell table:style-name="ce2" table:formula="of:=SQRT(ABS(1+[.A97]))" office:value-type="float" office:value="2.37170824512629">
            <text:p>2,372</text:p>
          </table:table-cell>
          <table:table-cell table:number-columns-repeated="1021"/>
        </table:table-row>
        <table:table-row table:style-name="ro2">
          <table:table-cell table:formula="of:=[.A97]+dt" office:value-type="float" office:value="4.70000000000001">
            <text:p>4,7</text:p>
          </table:table-cell>
          <table:table-cell table:style-name="ce2" table:formula="of:=SQRT(ABS(1+[.A98]))" office:value-type="float" office:value="2.38746727726267">
            <text:p>2,387</text:p>
          </table:table-cell>
          <table:table-cell table:style-name="ce2" table:formula="of:=SQRT(ABS(1+[.A98]))" office:value-type="float" office:value="2.38746727726267">
            <text:p>2,387</text:p>
          </table:table-cell>
          <table:table-cell table:number-columns-repeated="1021"/>
        </table:table-row>
        <table:table-row table:style-name="ro2">
          <table:table-cell table:formula="of:=[.A98]+dt" office:value-type="float" office:value="4.77500000000001">
            <text:p>4,775</text:p>
          </table:table-cell>
          <table:table-cell table:style-name="ce2" table:formula="of:=SQRT(ABS(1+[.A99]))" office:value-type="float" office:value="2.40312296813958">
            <text:p>2,403</text:p>
          </table:table-cell>
          <table:table-cell table:style-name="ce2" table:formula="of:=SQRT(ABS(1+[.A99]))" office:value-type="float" office:value="2.40312296813958">
            <text:p>2,403</text:p>
          </table:table-cell>
          <table:table-cell table:number-columns-repeated="1021"/>
        </table:table-row>
        <table:table-row table:style-name="ro2">
          <table:table-cell table:formula="of:=[.A99]+dt" office:value-type="float" office:value="4.85000000000001">
            <text:p>4,85</text:p>
          </table:table-cell>
          <table:table-cell table:style-name="ce2" table:formula="of:=SQRT(ABS(1+[.A100]))" office:value-type="float" office:value="2.41867732448957">
            <text:p>2,419</text:p>
          </table:table-cell>
          <table:table-cell table:style-name="ce2" table:formula="of:=SQRT(ABS(1+[.A100]))" office:value-type="float" office:value="2.41867732448957">
            <text:p>2,419</text:p>
          </table:table-cell>
          <table:table-cell table:number-columns-repeated="1021"/>
        </table:table-row>
        <table:table-row table:style-name="ro2">
          <table:table-cell table:formula="of:=[.A100]+dt" office:value-type="float" office:value="4.92500000000001">
            <text:p>4,925</text:p>
          </table:table-cell>
          <table:table-cell table:style-name="ce2" table:formula="of:=SQRT(ABS(1+[.A101]))" office:value-type="float" office:value="2.43413228892762">
            <text:p>2,434</text:p>
          </table:table-cell>
          <table:table-cell table:style-name="ce2" table:formula="of:=SQRT(ABS(1+[.A101]))" office:value-type="float" office:value="2.43413228892762">
            <text:p>2,434</text:p>
          </table:table-cell>
          <table:table-cell table:number-columns-repeated="1021"/>
        </table:table-row>
        <table:table-row table:style-name="ro2">
          <table:table-cell table:formula="of:=[.A101]+dt" office:value-type="float" office:value="5.00000000000001">
            <text:p>5</text:p>
          </table:table-cell>
          <table:table-cell table:style-name="ce2" table:formula="of:=SQRT(ABS(1+[.A102]))" office:value-type="float" office:value="2.44948974278318">
            <text:p>2,449</text:p>
          </table:table-cell>
          <table:table-cell table:style-name="ce2" table:formula="of:=SQRT(ABS(1+[.A102]))*0.5" office:value-type="float" office:value="1.22474487139159">
            <text:p>1,22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" table:formula="of:=SUM([.C2:.C102])*[.G2]" office:value-type="float" office:value="11.0144510878285">
            <text:p>11,014</text:p>
          </table:table-cell>
          <table:table-cell table:number-columns-repeated="1021"/>
        </table:table-row>
        <table:table-row table:style-name="ro2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dt" table:base-cell-address="$Лист1.$A$1" table:cell-range-address="$Лист4.$G$2"/>
        <table:named-range table:name="n" table:base-cell-address="$Лист1.$A$1" table:cell-range-address="$Лист4.$F$2"/>
        <table:named-range table:name="p" table:base-cell-address="$Лист1.$A$1" table:cell-range-address="$Лист4.$D$2"/>
        <table:named-range table:name="q" table:base-cell-address="$Лист1.$A$1" table:cell-range-address="$Лист4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6.10.2021</text:date>, <text:time>11:17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4" style:display-name="PageStyle_Лист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6T11:17:07.02</dc:date>
    <meta:generator>OpenOffice/4.1.7$Win32 OpenOffice.org_project/417m1$Build-9800</meta:generator>
    <meta:editing-duration>PT1H8M45S</meta:editing-duration>
    <meta:editing-cycles>1</meta:editing-cycles>
    <meta:document-statistic meta:table-count="4" meta:cell-count="4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symbol-type="none" chart:label-position="right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101cm" svg:height="9.163cm" xlink:href=".." xlink:type="simple" chart:class="chart:line" chart:style-name="ch1">
        <chart:plot-area chart:style-name="ch2" table:cell-range-address="Лист2.B4:Лист2.B54" svg:x="0.692cm" svg:y="0.867cm" svg:width="10.925cm" svg:height="7.693cm">
          <chartooo:coordinate-region svg:x="1.896cm" svg:y="1.079cm" svg:width="9.534cm" svg:height="7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2.B4:Лист2.B5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Лист2.B4:Лист2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08148791101958E-031">
                <text:p>-3.08148791101958E-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94264934276115">
                <text:p>-0.00394264934276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7084194356846">
                <text:p>-0.0157084194356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51117570558745">
                <text:p>-0.0351117570558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618466599780685">
                <text:p>-0.0618466599780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54915028125266">
                <text:p>-0.0954915028125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5515686289295">
                <text:p>-0.135515686289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81288005125656">
                <text:p>-0.181288005125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32086602510502">
                <text:p>-0.232086602510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87110354217464">
                <text:p>-0.287110354217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45491502812527">
                <text:p>-0.3454915028125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309342707138">
                <text:p>-0.406309342707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8604740235344">
                <text:p>-0.468604740235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31395259764657">
                <text:p>-0.531395259764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93690657292863">
                <text:p>-0.593690657292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54508497187474">
                <text:p>-0.654508497187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12889645782537">
                <text:p>-0.712889645782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67913397489499">
                <text:p>-0.767913397489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18711994874345">
                <text:p>-0.818711994874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64484313710706">
                <text:p>-0.864484313710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04508497187474">
                <text:p>-0.904508497187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38153340021932">
                <text:p>-0.938153340021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64888242944126">
                <text:p>-0.964888242944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84291580564316">
                <text:p>-0.984291580564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96057350657239">
                <text:p>-0.996057350657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symbol-type="none" chart:label-position="right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191cm" svg:height="9.114cm" xlink:href=".." xlink:type="simple" chart:class="chart:line" chart:style-name="ch1">
        <chart:plot-area chart:style-name="ch2" table:cell-range-address="Лист4.B2:Лист4.B102" svg:x="0.05cm" svg:y="0.311cm" svg:width="12.419cm" svg:height="8.496cm">
          <chartooo:coordinate-region svg:x="1.148cm" svg:y="0.523cm" svg:width="11.041cm" svg:height="7.61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4.B2:Лист4.B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474487139159">
                <text:p>1.22474487139159</text:p>
                <draw:g>
                  <svg:desc>Лист4.B2:Лист4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373363863133">
                <text:p>1.1937336386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189500386222">
                <text:p>1.16189500386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915897906362">
                <text:p>1.1291589790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469507659596">
                <text:p>1.02469507659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7420882906574">
                <text:p>0.987420882906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8683298050513">
                <text:p>0.94868329805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8295106229247">
                <text:p>0.908295106229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583836257749">
                <text:p>0.821583836257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596669241483">
                <text:p>0.774596669241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4568837309471">
                <text:p>0.724568837309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820393249936">
                <text:p>0.670820393249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2372435695794">
                <text:p>0.612372435695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341649025256">
                <text:p>0.474341649025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7298334620741">
                <text:p>0.387298334620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3861278752582">
                <text:p>0.273861278752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861278752584">
                <text:p>0.273861278752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7298334620742">
                <text:p>0.387298334620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4341649025257">
                <text:p>0.474341649025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372435695795">
                <text:p>0.612372435695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0820393249937">
                <text:p>0.67082039324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4568837309472">
                <text:p>0.724568837309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4596669241484">
                <text:p>0.774596669241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1583836257749">
                <text:p>0.821583836257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8295106229248">
                <text:p>0.90829510622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8683298050514">
                <text:p>0.948683298050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420882906575">
                <text:p>0.98742088290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69507659596">
                <text:p>1.02469507659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915897906362">
                <text:p>1.12915897906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189500386223">
                <text:p>1.16189500386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373363863133">
                <text:p>1.19373363863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499003980111">
                <text:p>1.25499003980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8452325786651">
                <text:p>1.28452325786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1339255365637">
                <text:p>1.31339255365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930639376292">
                <text:p>1.36930639376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9642400437689">
                <text:p>1.39642400437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2302494707577">
                <text:p>1.42302494707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913767461894">
                <text:p>1.44913767461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7478812037526">
                <text:p>1.47478812037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2479506819769">
                <text:p>1.52479506819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919333848297">
                <text:p>1.54919333848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7321327225523">
                <text:p>1.57321327225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687194226713">
                <text:p>1.59687194226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2018517460196">
                <text:p>1.62018517460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6583312489577">
                <text:p>1.66583312489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819430161341">
                <text:p>1.68819430161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026313764871">
                <text:p>1.71026313764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5356779167502">
                <text:p>1.75356779167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482393492988">
                <text:p>1.77482393492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958284996068">
                <text:p>1.7958284996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65902124585">
                <text:p>1.81659021245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3711730708738">
                <text:p>1.83711730708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5741756210067">
                <text:p>1.85741756210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7749833555186">
                <text:p>1.87749833555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9736659610103">
                <text:p>1.89736659610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1702895126808">
                <text:p>1.91702895126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3649167310371">
                <text:p>1.93649167310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5576072156079">
                <text:p>1.95576072156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7484176581315">
                <text:p>1.97484176581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9374020373769">
                <text:p>1.99374020373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1246117974981">
                <text:p>2.01246117974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100960115899">
                <text:p>2.03100960115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4939015319192">
                <text:p>2.04939015319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760731281353">
                <text:p>2.06760731281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566536146142">
                <text:p>2.08566536146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0356839679626">
                <text:p>2.10356839679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3892496362074">
                <text:p>2.13892496362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5638586528478">
                <text:p>2.15638586528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7370651192842">
                <text:p>2.17370651192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089023002067">
                <text:p>2.19089023002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794021658196">
                <text:p>2.20794021658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248595461287">
                <text:p>2.2248595461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4165117714599">
                <text:p>2.24165117714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5831795812724">
                <text:p>2.25831795812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7486263321547">
                <text:p>2.27486263321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9128784747792">
                <text:p>2.29128784747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0759615184287">
                <text:p>2.30759615184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2379000772445">
                <text:p>2.32379000772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3987179135952">
                <text:p>2.33987179135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584379787795">
                <text:p>2.35584379787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170824512629">
                <text:p>2.371708245126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746727726267">
                <text:p>2.38746727726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0312296813958">
                <text:p>2.40312296813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1867732448957">
                <text:p>2.41867732448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3413228892762">
                <text:p>2.43413228892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4948974278318">
                <text:p>2.44948974278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